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slideWipe" smil:subtype="fromTop" smil:direction="reverse"/>
    </style:style>
    <style:style style:name="dp6"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d34817" draw:textarea-vertical-align="middle" draw:auto-grow-height="false" draw:fit-to-size="false" fo:min-height="2.449cm" fo:min-width="4.602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solid" draw:fill-color="#d34817" draw:textarea-vertical-align="top" draw:auto-grow-height="false" draw:fit-to-size="false" fo:min-height="3.331cm" fo:min-width="8.582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1cm" fo:min-width="11.988cm" fo:padding-top="0.125cm" fo:padding-bottom="0.125cm" fo:padding-left="0.25cm" fo:padding-right="0.25cm" fo:wrap-option="wrap"/>
    </style:style>
    <style:style style:name="gr10" style:family="graphic" style:parent-style-name="standard">
      <style:graphic-properties draw:marker-start="Circle" draw:marker-start-width="0.3cm" draw:marker-end="Arrow" draw:marker-end-width="0.3cm" draw:textarea-vertical-align="middle"/>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2.661cm"/>
    </style:style>
    <style:style style:name="gr1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1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8" style:family="graphic" style:parent-style-name="standard">
      <style:graphic-properties draw:stroke="none" svg:stroke-color="#000000" draw:fill="none" draw:fill-color="#ffffff" draw:auto-grow-height="true" draw:auto-grow-width="false" fo:max-height="0cm" fo:min-height="6.331cm"/>
    </style:style>
    <style:style style:name="gr19" style:family="graphic" style:parent-style-name="standard">
      <style:graphic-properties draw:stroke="none" draw:fill="none" fo:min-height="15.192cm"/>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5"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6" style:family="presentation" style:parent-style-name="כותרת_20_ותוכן-notes">
      <style:graphic-properties draw:fill-color="#ffffff" fo:min-height="13.364cm"/>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2.792cm"/>
    </style:style>
    <style:style style:name="pr9"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fo:min-height="10.798cm" fo:padding-top="0.125cm" fo:padding-bottom="0.125cm" fo:padding-left="0.25cm" fo:padding-right="0.25cm" fo:wrap-option="wrap"/>
    </style:style>
    <style:style style:name="pr14" style:family="presentation" style:parent-style-name="כותרת_20_ותוכן-outline1">
      <style:graphic-properties draw:stroke="solid"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6" style:family="presentation" style:parent-style-name="כותרת_20_ותוכן-outline1">
      <style:graphic-properties draw:stroke="none" draw:fill="solid" draw:fill-color="#c5000b" fo:min-height="2.052cm"/>
    </style:style>
    <style:style style:name="pr17"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8"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9"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0"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1"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2"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3" style:family="presentation" style:parent-style-name="שני_20_תכנים-notes">
      <style:graphic-properties draw:fill-color="#ffffff" fo:min-height="12.792cm"/>
    </style:style>
    <style:style style:name="pr24"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5"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6"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7"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8"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00cc00" fo:font-size="32pt" fo:font-weight="bold" style:font-size-asian="32pt" style:font-weight-asian="bold" style:font-size-complex="32pt" style:font-weight-complex="bold"/>
    </style:style>
    <style:style style:name="ce9" style:family="table-cell">
      <style:paragraph-properties fo:text-align="center"/>
      <style:text-properties fo:font-size="20pt" style:font-size-asian="20pt" style:font-size-complex="20pt"/>
    </style:style>
    <style:style style:name="ce10"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13" style:family="paragraph">
      <style:paragraph-properties fo:margin-top="0cm" fo:margin-bottom="0cm" fo:line-height="100%" fo:text-align="end" style:writing-mode="rl-tb"/>
    </style:style>
    <style:style style:name="P14" style:family="paragraph">
      <loext:graphic-properties draw:fill="none"/>
      <style:paragraph-properties fo:margin-top="0cm" fo:margin-bottom="0cm" fo:line-height="100%" fo:text-align="end" style:writing-mode="rl-tb" style:font-independent-line-spacing="true"/>
      <style:text-properties fo:font-size="24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17" style:family="paragraph">
      <style:paragraph-properties fo:margin-top="0cm" fo:margin-bottom="0cm" fo:line-height="100%" fo:text-align="center" style:writing-mode="rl-tb"/>
    </style:style>
    <style:style style:name="P1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19" style:family="paragraph">
      <style:paragraph-properties fo:margin-top="0.155cm" fo:margin-bottom="0cm" fo:line-height="100%" fo:text-align="center" style:writing-mode="rl-tb"/>
    </style:style>
    <style:style style:name="P20"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1" style:family="paragraph">
      <loext:graphic-properties draw:fill-color="#ffffff"/>
      <style:text-properties fo:font-size="20pt"/>
    </style:style>
    <style:style style:name="P2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32pt" style:font-size-asian="32pt" style:font-size-complex="32pt"/>
    </style:style>
    <style:style style:name="P24" style:family="paragraph">
      <style:paragraph-properties fo:text-align="center"/>
    </style:style>
    <style:style style:name="P25"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26pt"/>
    </style:style>
    <style:style style:name="P28"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29" style:family="paragraph">
      <style:paragraph-properties fo:margin-top="0cm" fo:margin-bottom="0cm" fo:line-height="100%" fo:text-align="end" style:punctuation-wrap="simple" style:writing-mode="rl-tb"/>
      <style:text-properties fo:font-size="13pt" style:font-size-asian="14pt" style:font-size-complex="14pt"/>
    </style:style>
    <style:style style:name="P30"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1" style:family="paragraph">
      <loext:graphic-properties draw:fill="none" draw:fill-color="#ffffff"/>
      <style:paragraph-properties fo:text-align="start" style:font-independent-line-spacing="true"/>
      <style:text-properties fo:font-size="14pt" style:font-size-asian="14pt" style:font-size-complex="14pt"/>
    </style:style>
    <style:style style:name="P32"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3" style:family="paragraph">
      <loext:graphic-properties draw:fill="none" draw:fill-color="#ffffff"/>
      <style:paragraph-properties fo:text-align="start" style:font-independent-line-spacing="true"/>
      <style:text-properties fo:font-size="13pt" style:font-size-asian="14pt" style:font-size-complex="14pt"/>
    </style:style>
    <style:style style:name="P34"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5"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6" style:family="paragraph">
      <style:paragraph-properties fo:margin-top="0cm" fo:margin-bottom="0cm" fo:text-align="start"/>
    </style:style>
    <style:style style:name="P37" style:family="paragraph">
      <loext:graphic-properties draw:fill="none"/>
      <style:paragraph-properties fo:text-align="center"/>
    </style:style>
    <style:style style:name="P38"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39" style:family="paragraph">
      <loext:graphic-properties draw:fill-color="#ffffff"/>
    </style:style>
    <style:style style:name="P40" style:family="paragraph">
      <loext:graphic-properties draw:fill="none"/>
      <style:paragraph-properties fo:text-align="start" style:font-independent-line-spacing="true"/>
      <style:text-properties fo:color="#ff3333" fo:font-size="40pt"/>
    </style:style>
    <style:style style:name="P41" style:family="paragraph">
      <style:text-properties fo:font-size="32pt"/>
    </style:style>
    <style:style style:name="P42" style:family="paragraph">
      <loext:graphic-properties draw:fill="none" draw:fill-color="#ffffff"/>
      <style:text-properties fo:font-size="32pt"/>
    </style:style>
    <style:style style:name="P43" style:family="paragraph">
      <style:paragraph-properties fo:margin-top="0cm" fo:margin-bottom="0cm" fo:text-align="start"/>
      <style:text-properties fo:font-size="18pt"/>
    </style:style>
    <style:style style:name="P44" style:family="paragraph">
      <loext:graphic-properties draw:fill="none" draw:fill-color="#ffffff"/>
      <style:paragraph-properties fo:margin-top="0cm" fo:margin-bottom="0cm" fo:text-align="start" style:font-independent-line-spacing="true"/>
      <style:text-properties fo:font-size="18pt"/>
    </style:style>
    <style:style style:name="P45" style:family="paragraph">
      <loext:graphic-properties draw:fill="none"/>
      <style:paragraph-properties fo:text-align="start" style:font-independent-line-spacing="true"/>
      <style:text-properties fo:font-size="40pt" fo:font-weight="normal" style:font-weight-asian="normal" style:font-weight-complex="normal"/>
    </style:style>
    <style:style style:name="P46"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47" style:family="paragraph">
      <loext:graphic-properties draw:fill="none"/>
      <style:paragraph-properties fo:margin-top="0cm" fo:margin-bottom="0cm" fo:line-height="100%" fo:text-align="end" style:writing-mode="rl-tb" style:font-independent-line-spacing="true"/>
      <style:text-properties fo:font-size="24pt" style:font-size-complex="18pt"/>
    </style:style>
    <style:style style:name="P48" style:family="paragraph">
      <loext:graphic-properties draw:fill="none"/>
      <style:paragraph-properties fo:margin-top="0cm" fo:margin-bottom="0cm" fo:line-height="100%" fo:text-align="start" style:punctuation-wrap="hanging" style:writing-mode="lr-tb" style:font-independent-line-spacing="true"/>
      <style:text-properties fo:font-size="40pt" fo:hyphenate="false"/>
    </style:style>
    <style:style style:name="P49" style:family="paragraph">
      <loext:graphic-properties draw:fill="none"/>
      <style:paragraph-properties fo:text-align="start" style:font-independent-line-spacing="true"/>
      <style:text-properties fo:font-size="36pt" style:font-size-asian="36pt" style:font-size-complex="36pt"/>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51"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5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3" style:family="paragraph">
      <loext:graphic-properties draw:fill="solid" draw:fill-color="#9b2d1f"/>
      <style:paragraph-properties fo:text-align="start" style:font-independent-line-spacing="true"/>
      <style:text-properties fo:font-size="24pt"/>
    </style:style>
    <style:style style:name="P54" style:family="paragraph">
      <loext:graphic-properties draw:fill="solid" draw:fill-color="#cc9900"/>
      <style:paragraph-properties fo:text-align="start" style:font-independent-line-spacing="true"/>
      <style:text-properties fo:font-size="24pt"/>
    </style:style>
    <style:style style:name="P55"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margin-top="0cm" fo:margin-bottom="0cm" fo:line-height="100%" fo:text-align="center" style:writing-mode="lr-tb"/>
    </style:style>
    <style:style style:name="P57"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1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0" style:family="text">
      <style:text-properties fo:color="#00ffff" fo:font-size="32pt" fo:font-weight="bold" style:font-size-asian="32pt" style:font-weight-asian="bold" style:font-size-complex="32pt"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3333ff" fo:font-size="32pt" style:font-size-asian="32pt" style:font-size-complex="32pt"/>
    </style:style>
    <style:style style:name="T23" style:family="text">
      <style:text-properties fo:color="#3333ff" fo:font-size="24pt" style:font-size-asian="24pt" style:font-size-complex="24pt"/>
    </style:style>
    <style:style style:name="T24" style:family="text">
      <style:text-properties fo:color="#3333ff" fo:font-size="24pt" fo:font-style="italic" style:font-size-asian="24pt" style:font-style-asian="italic" style:font-size-complex="24pt" style:font-style-complex="italic"/>
    </style:style>
    <style:style style:name="T25" style:family="text">
      <style:text-properties fo:color="#3333ff"/>
    </style:style>
    <style:style style:name="T26" style:family="text">
      <style:text-properties fo:color="#3333ff" fo:font-size="28pt" fo:font-style="italic" style:font-size-asian="28pt" style:font-style-asian="italic" style:font-size-complex="28pt" style:font-style-complex="italic"/>
    </style:style>
    <style:style style:name="T27" style:family="text">
      <style:text-properties fo:color="#3333ff" fo:font-size="28pt" style:font-size-asian="28pt" style:font-size-complex="28pt"/>
    </style:style>
    <style:style style:name="T28" style:family="text">
      <style:text-properties fo:color="#00cc00" fo:font-size="32pt" style:font-size-asian="32pt" style:font-size-complex="32pt"/>
    </style:style>
    <style:style style:name="T29" style:family="text">
      <style:text-properties fo:color="#ff3333"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color="#00cc00" fo:font-size="32pt" fo:font-weight="bold" style:font-size-asian="32pt" style:font-weight-asian="bold" style:font-size-complex="32pt" style:font-weight-complex="bold"/>
    </style:style>
    <style:style style:name="T48" style:family="text">
      <style:text-properties fo:font-size="20pt" style:font-size-asian="20pt" style:font-size-complex="20pt"/>
    </style:style>
    <style:style style:name="T49"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3"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4"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0"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font-size="32pt"/>
    </style:style>
    <style:style style:name="T62" style:family="text">
      <style:text-properties fo:color="#0000ff" fo:font-size="32pt"/>
    </style:style>
    <style:style style:name="T63" style:family="text">
      <style:text-properties fo:color="#009933" fo:font-size="32pt"/>
    </style:style>
    <style:style style:name="T64" style:family="text">
      <style:text-properties fo:color="#ff3333" fo:font-size="32pt"/>
    </style:style>
    <style:style style:name="T65" style:family="text">
      <style:text-properties fo:font-size="32pt" fo:font-weight="bold" style:font-weight-asian="bold" style:font-weight-complex="bold"/>
    </style:style>
    <style:style style:name="T66" style:family="text">
      <style:text-properties fo:font-size="24pt" fo:font-style="italic" style:font-size-asian="24pt" style:font-style-asian="italic" style:font-size-complex="24pt" style:font-style-complex="italic"/>
    </style:style>
    <style:style style:name="T6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8"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9"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0"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1"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72"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5"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6"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7" style:family="text">
      <style:text-properties fo:font-variant="normal" fo:text-transform="none" style:use-window-font-color="true"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0" style:family="text">
      <style:text-properties fo:font-variant="normal" fo:text-transform="none" fo:color="#696464"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3" style:family="text">
      <style:text-properties fo:font-variant="normal" fo:text-transform="none" fo:color="#0000ff"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8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8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80008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onsola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5"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6"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9" style:family="text">
      <style:text-properties fo:font-variant="normal" fo:text-transform="none" style:use-window-font-color="true"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0"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1"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2" style:family="text">
      <style:text-properties fo:font-variant="normal" fo:text-transform="none" fo:color="#008000" style:text-line-through-style="none" style:text-line-through-type="none" style:text-position="0% 100%" style:font-name="Consola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3" style:family="text">
      <style:text-properties fo:font-variant="normal" fo:text-transform="none" fo:color="#0000ff"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5" style:family="text">
      <style:text-properties fo:font-variant="normal" fo:text-transform="none" fo:color="#80008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6" style:family="text">
      <style:text-properties fo:font-variant="normal" fo:text-transform="none" fo:color="#008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7" style:family="text">
      <style:text-properties fo:font-size="36pt"/>
    </style:style>
    <style:style style:name="T108" style:family="text">
      <style:text-properties fo:color="#993366" fo:font-size="36pt"/>
    </style:style>
    <style:style style:name="T109" style:family="text">
      <style:text-properties fo:color="#009933" fo:font-size="36pt"/>
    </style:style>
    <style:style style:name="T110" style:family="text">
      <style:text-properties fo:color="#0000cc"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ructs and Classes</text:span></text:p>
          </draw:text-box>
        </draw:frame>
        <draw:frame draw:name="כותרת משנה 3" presentation:style-name="pr2"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Abstract Data Type (ADT)" draw:style-name="dp3" draw:master-page-name="כותרת_20_ותוכן" presentation:presentation-page-layout-name="AL2T11" xml:id="id2" draw:id="id2">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0.423cm" svg:y="0.507cm" presentation:class="title" presentation:user-transformed="true">
          <draw:text-box>
            <text:p text:style-name="P9"><text:span text:style-name="T4">Abstract Data Type (ADT)</text:span></text:p>
          </draw:text-box>
        </draw:frame>
        <draw:custom-shape draw:name="Text Box 6" draw:style-name="gr2" draw:text-style-name="P12" xml:id="id5" draw:id="id5" draw:layer="layout" svg:width="13.757cm" svg:height="3.806cm" svg:x="1.499cm" svg:y="12.114cm">
          <text:p text:style-name="P10"><text:span text:style-name="T5">Attributes</text:span><text:span text:style-name="T6">: </text:span><text:span text:style-name="T6"><text:tab/></text:span></text:p>
          <text:list text:style-name="L3">
            <text:list-item>
              <text:p text:style-name="P11"><text:span text:style-name="T6">4 bytes.</text:span></text:p>
            </text:list-item>
            <text:list-item>
              <text:p text:style-name="P11"><text:span text:style-name="T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 draw:text-style-name="P14" xml:id="id7" draw:id="id7" draw:layer="layout" svg:width="7.136cm" svg:height="1.267cm" svg:x="7.319cm" svg:y="5.309cm">
          <text:p text:style-name="P13"><text:span text:style-name="T7">set of </text:span><text:span text:style-name="T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4" draw:text-style-name="P15" xml:id="id3" draw:id="id3" draw:layer="layout" svg:width="0cm" svg:height="3.002cm" svg:x="3.496cm" svg:y="8.912cm" svg:viewBox="0 0 1 3003" draw:points="0,0 1,3003">
          <text:p/>
        </draw:polyline>
        <draw:custom-shape draw:name="Text Box 9" draw:style-name="gr3" draw:text-style-name="P16" xml:id="id4" draw:id="id4" draw:layer="layout" svg:width="4.36cm" svg:height="1.267cm" svg:x="3.918cm" svg:y="9.512cm">
          <text:p text:style-name="P13"><text:span text:style-name="T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3" draw:text-style-name="P12" xml:id="id8" draw:id="id8" draw:layer="layout" svg:width="10.012cm" svg:height="6.176cm" svg:x="14.792cm" svg:y="5.711cm">
          <text:p text:style-name="P10"><text:span text:style-name="T5">Operations</text:span><text:span text:style-name="T6">: </text:span></text:p>
          <text:list text:style-name="L3">
            <text:list-item>
              <text:p text:style-name="P11"><text:span text:style-name="T6">numerical operators</text:span></text:p>
            </text:list-item>
            <text:list-item>
              <text:p text:style-name="P11"><text:span text:style-name="T6">logical operations</text:span></text:p>
            </text:list-item>
            <text:list-item>
              <text:p text:style-name="P11"><text:span text:style-name="T6">bit operations</text:span></text:p>
            </text:list-item>
            <text:list-item>
              <text:p text:style-name="P11"><text:span text:style-name="T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5" draw:text-style-name="P18" draw:layer="layout" svg:width="6.001cm" svg:height="3.597cm" svg:x="0.9cm" svg:y="5.111cm">
          <text:p text:style-name="P17"><text:span text:style-name="T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4" draw:text-style-name="P15" xml:id="id6" draw:id="id6" draw:layer="layout" svg:width="8.201cm" svg:height="0cm" svg:x="6.698cm" svg:y="6.91cm" svg:viewBox="0 0 8202 1" draw:points="0,0 8202,1">
          <text:p/>
        </draw:polyline>
        <draw:custom-shape draw:name="AutoShape 12" draw:style-name="gr6" draw:text-style-name="P20" xml:id="id9" draw:id="id9" draw:layer="layout" svg:width="13.903cm" svg:height="5.494cm" svg:x="11.399cm" svg:y="12.228cm">
          <text:p text:style-name="P19"><text:span text:style-name="T10">Data Types define the way you use storage (memory) in the programs you write</text:span><text:span text:style-name="T10">.</text:span></text:p>
          <text:p text:style-name="P17"><text:span text:style-name="T1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2.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4">
          <draw:page-thumbnail draw:style-name="gr7" draw:layer="layout" svg:width="14.848cm" svg:height="11.136cm" svg:x="3.075cm" svg:y="2.257cm" draw:page-number="2" presentation:class="page"/>
          <draw:frame presentation:style-name="pr6" draw:text-style-name="P21" draw:layer="layout" svg:width="16.799cm" svg:height="13.364cm" svg:x="2.1cm" svg:y="14.107cm" presentation:class="notes" presentation:placeholder="true">
            <draw:text-box/>
          </draw:frame>
        </presentation:notes>
      </draw:page>
      <draw:page draw:name="Classes" draw:style-name="dp3" draw:master-page-name="כותרת_20_ותוכן" presentation:presentation-page-layout-name="AL2T11" xml:id="id10" draw:id="id10">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1.482cm" svg:y="0.847cm" presentation:class="title" presentation:user-transformed="true">
          <draw:text-box>
            <text:p text:style-name="P9"><text:span text:style-name="T11">Classes</text:span></text:p>
          </draw:text-box>
        </draw:frame>
        <draw:frame draw:name="Rectangle 3" presentation:style-name="pr7" draw:text-style-name="P23" draw:layer="layout" svg:width="23.459cm" svg:height="15.349cm" svg:x="0.881cm" svg:y="4.022cm" presentation:class="outline" presentation:user-transformed="true">
          <draw:text-box>
            <text:p xml:id="id11" text:id="id11" text:style-name="P22"><text:span text:style-name="T12">In C++ we use </text:span><text:span text:style-name="T13">classes</text:span><text:span text:style-name="T12"> to define new ADTs:</text:span></text:p>
            <text:p xml:id="id12" text:id="id12" text:style-name="P22"><text:span text:style-name="T12"><text:line-break/></text:span><text:span text:style-name="T14"><text:tab/></text:span><text:span text:style-name="T15">class</text:span><text:span text:style-name="T16"> ClassName</text:span><text:span text:style-name="T16"><text:line-break/></text:span><text:span text:style-name="T16"><text:tab/></text:span><text:span text:style-name="T16">{</text:span><text:span text:style-name="T16"><text:line-break/></text:span><text:span text:style-name="T16"><text:tab/></text:span><text:span text:style-name="T16"><text:tab/></text:span><text:span text:style-name="T17">//attributes and operations</text:span><text:span text:style-name="T17"><text:line-break/></text:span><text:span text:style-name="T16"><text:tab/></text:span><text:span text:style-name="T16">};</text:span></text:p>
            <text:p text:style-name="P22"><text:span text:style-name="T18"/></text:p>
            <text:p xml:id="id13" text:id="id13" text:style-name="P22"><text:span text:style-name="T18">Objects</text:span><text:span text:style-name="T19"> are instances of classes.</text:span><text:span text:style-name="T19"><text:line-break/></text:span><text:span text:style-name="T19"> <text:s text:c="5"/>objects are to classes what </text:span></text:p>
            <text:p text:style-name="P22"><text:span text:style-name="T19"><text:s text:c="6"/></text:span><text:span text:style-name="T19">variables are to types.</text:span></text:p>
          </draw:text-box>
        </draw:frame>
        <anim:par presentation:node-type="timing-root">
          <anim:par smil:begin="id1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anim:sub-item="text" smil:attributeName="visibility" smil:to="visible"/>
                  <anim:transitionFilter smil:dur="0.5s" smil:targetElement="id11"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seq>
        </anim:par>
        <presentation:notes draw:style-name="dp4">
          <draw:page-thumbnail draw:style-name="gr7" draw:layer="layout" svg:width="14.212cm" svg:height="10.659cm" svg:x="2.753cm" svg:y="2.16cm" draw:page-number="3" presentation:class="page"/>
          <draw:frame presentation:style-name="pr8" draw:text-style-name="P21" draw:layer="layout" svg:width="15.775cm" svg:height="12.792cm" svg:x="1.972cm" svg:y="13.503cm" presentation:class="notes" presentation:placeholder="true">
            <draw:text-box/>
          </draw:frame>
        </presentation:notes>
      </draw:page>
      <draw:page draw:name="page4" draw:style-name="dp3" draw:master-page-name="כותרת_20_ותוכן" presentation:presentation-page-layout-name="AL2T11" xml:id="id14" draw:id="id14">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20.2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row table:style-name="ro1" table:default-cell-style-name="ce4">
              <table:table-cell table:style-name="ce3">
                <text:p text:style-name="P24"><text:span text:style-name="T21">Keyword</text:span></text:p>
              </table:table-cell>
              <table:table-cell>
                <text:p text:style-name="P24"><text:span text:style-name="T22">struct</text:span></text:p>
              </table:table-cell>
              <table:table-cell>
                <text:p text:style-name="P24"><text:span text:style-name="T22">class or struct</text:span></text:p>
              </table:table-cell>
              <table:table-cell>
                <text:p text:style-name="P24"><text:span text:style-name="T22">class</text:span></text:p>
              </table:table-cell>
            </table:table-row>
            <table:table-row table:style-name="ro1" table:default-cell-style-name="ce4">
              <table:table-cell table:style-name="ce3">
                <text:p text:style-name="P24"><text:span text:style-name="T21">Filename</text:span></text:p>
              </table:table-cell>
              <table:table-cell>
                <text:p text:style-name="P24"><text:span text:style-name="T22">any </text:span><text:span text:style-name="T23">(usually: </text:span><text:span text:style-name="T24">name</text:span><text:span text:style-name="T23">.h)</text:span></text:p>
              </table:table-cell>
              <table:table-cell>
                <text:p text:style-name="P24"><text:span text:style-name="T22">any</text:span><text:span text:style-name="T25"> </text:span><text:span text:style-name="T23">(usually: </text:span><text:span text:style-name="T24">name</text:span><text:span text:style-name="T23">.hpp </text:span><text:span text:style-name="T24">name</text:span><text:span text:style-name="T23">.cpp)</text:span></text:p>
              </table:table-cell>
              <table:table-cell table:style-name="ce5">
                <text:p text:style-name="P24"><text:span text:style-name="T26">name</text:span><text:span text:style-name="T27">.java</text:span></text:p>
              </table:table-cell>
            </table:table-row>
            <table:table-row table:style-name="ro1" table:default-cell-style-name="ce6">
              <table:table-cell table:style-name="ce3">
                <text:p text:style-name="P24"><text:span text:style-name="T21">Attributes</text:span></text:p>
              </table:table-cell>
              <table:table-cell>
                <text:p text:style-name="P24"><text:span text:style-name="T28">Yes</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Methods</text:span></text:p>
              </table:table-cell>
              <table:table-cell table:style-name="ce7">
                <text:p text:style-name="P24"><text:span text:style-name="T29">No</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Access control</text:span></text:p>
              </table:table-cell>
              <table:table-cell table:style-name="ce7">
                <text:p text:style-name="P24"><text:span text:style-name="T29">all public</text:span></text:p>
              </table:table-cell>
              <table:table-cell>
                <text:p text:style-name="P24"><text:span text:style-name="T28">public or private</text:span></text:p>
              </table:table-cell>
              <table:table-cell>
                <text:p text:style-name="P24"><text:span text:style-name="T28">public or private</text:span></text:p>
              </table:table-cell>
            </table:table-row>
            <table:table-row table:style-name="ro1" table:default-cell-style-name="ce6">
              <table:table-cell table:style-name="ce3">
                <text:p text:style-name="P24"><text:span text:style-name="T21">Memory</text:span></text:p>
              </table:table-cell>
              <table:table-cell>
                <text:p text:style-name="P24"><text:span text:style-name="T28">stack</text:span></text:p>
              </table:table-cell>
              <table:table-cell>
                <text:p text:style-name="P24"><text:span text:style-name="T28">stack</text:span></text:p>
              </table:table-cell>
              <table:table-cell table:style-name="ce7">
                <text:p text:style-name="P24"><text:span text:style-name="T29">heap</text:span></text:p>
              </table:table-cell>
            </table:table-row>
            <table:table-row table:style-name="ro1" table:default-cell-style-name="ce7">
              <table:table-cell table:style-name="ce3">
                <text:p text:style-name="P24"><text:span text:style-name="T21">Operators</text:span></text:p>
              </table:table-cell>
              <table:table-cell>
                <text:p text:style-name="P24"><text:span text:style-name="T29">No</text:span></text:p>
              </table:table-cell>
              <table:table-cell table:style-name="ce6">
                <text:p text:style-name="P24"><text:span text:style-name="T28">Yes</text:span></text:p>
              </table:table-cell>
              <table:table-cell>
                <text:p text:style-name="P24"><text:span text:style-name="T29">No</text:span></text:p>
              </table:table-cell>
            </table:table-row>
            <table:table-row table:style-name="ro1" table:default-cell-style-name="ce7">
              <table:table-cell table:style-name="ce3"/>
              <table:table-cell/>
              <table:table-cell table:style-name="ce6"/>
              <table:table-cell/>
            </table:table-row>
          </table:table>
          <draw:image xlink:href="Pictures/TablePreview1.svm" xlink:type="simple" xlink:show="embed" xlink:actuate="onLoad"/>
        </draw:frame>
        <anim:par presentation:node-type="timing-root">
          <anim:par smil:begin="id14.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4" presentation:class="page"/>
          <draw:frame presentation:style-name="pr8" draw:text-style-name="P21"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xml:id="id15" draw:id="id15">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7" draw:text-style-name="P27" draw:layer="layout" svg:width="23.706cm" svg:height="15.874cm" svg:x="0.847cm" svg:y="2.54cm" presentation:class="outline" presentation:user-transformed="true">
          <draw:text-box>
            <text:p text:style-name="P25"><text:span text:style-name="T30">Where did </text:span><text:span text:style-name="T31">struct</text:span><text:span text:style-name="T30">s go? </text:span></text:p>
            <text:list text:style-name="L5">
              <text:list-item>
                <text:list>
                  <text:list-item>
                    <text:p text:style-name="P26"><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28" draw:layer="layout" svg:width="11.641cm" svg:height="10.159cm" svg:x="0.635cm" svg:y="8.043cm">
          <text:p text:style-name="P25"><text:span text:style-name="T31">struct</text:span><text:span text:style-name="T36"> </text:span><text:span text:style-name="T36">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28" draw:layer="layout" svg:width="12.487cm" svg:height="10.159cm" svg:x="12.277cm" svg:y="7.62cm">
          <text:p text:style-name="P25"><text:span text:style-name="T31">int</text:span><text:span text:style-name="T36"> main() </text:span><text:span text:style-name="T36"><text:line-break/></text:span><text:span text:style-name="T36">{ </text:span><text:span text:style-name="T36"><text:line-break/></text:span><text:span text:style-name="T36">  </text:span><text:span text:style-name="T38"> MyStruct </text:span><text:span text:style-name="T38">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c; </text:span><text:span text:style-name="T38"><text:line-break/></text:span><text:span text:style-name="T41"> <text:s text:c="2"/>c.x = </text:span><text:span text:style-name="T41">1; // error</text:span><text:span text:style-name="T38"> </text:span><text:span text:style-name="T38"><text:line-break/></text:span><text:span text:style-name="T38">} </text:span><text:span text:style-name="T38"><text:line-break/></text:span><text:span text:style-name="T38"><text:line-break/></text:span><text:span text:style-name="T38"/></text:p>
          <text:p text:style-name="P25"><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6" draw:style-name="dp1" draw:master-page-name="כותרת_20_ותוכן" presentation:presentation-page-layout-name="AL2T11" xml:id="id16" draw:id="id16">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mp; classes </text:span><text:span text:style-name="T43">(folder 1)</text:span></text:p>
          </draw:text-box>
        </draw:frame>
        <draw:frame draw:name="מציין מיקום של מספר שקופית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2" draw:layer="layout" svg:width="10.075cm" svg:height="15.874cm" svg:x="0.847cm" svg:y="2.54cm" presentation:class="outline" presentation:user-transformed="true">
          <draw:text-box>
            <text:p text:style-name="P25"><text:span text:style-name="T30">All of these are </text:span><text:span text:style-name="T30">the same:</text:span></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1"/></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draw:frame draw:name="מציין מיקום תוכן 5" presentation:style-name="pr13" draw:text-style-name="P32" draw:layer="layout" svg:width="12.954cm" svg:height="15.874cm" svg:x="11.684cm" svg:y="2.54cm" presentation:class="outline" presentation:user-transformed="true">
          <draw:text-box>
            <text:p text:style-name="P25"><text:span text:style-name="T30">All of these are </text:span><text:span text:style-name="T30">the same (and </text:span><text:span text:style-name="T30">useless):</text:span></text:p>
            <text:p text:style-name="P25"><text:span text:style-name="T31">class </text:span><text:span text:style-name="T36">A</text:span><text:span text:style-name="T36"><text:line-break/></text:span><text:span text:style-name="T36">{ </text:span></text:p>
            <text:p text:style-name="P25"><text:span text:style-name="T36"><text:s text:c="3"/></text:span><text:span text:style-name="T31">int</text:span><text:span text:style-name="T36"> x;</text:span><text:span text:style-name="T36"><text:line-break/></text:span><text:span text:style-name="T36">};</text:span></text:p>
            <text:p text:style-name="P25"><text:span text:style-name="T31"/></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7" draw:style-name="dp1" draw:master-page-name="כותרת_20_ותוכן" presentation:presentation-page-layout-name="AL2T11" xml:id="id17" draw:id="id17">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9.652cm" svg:x="0.508cm" svg:y="3.374cm" presentation:class="outline" presentation:user-transformed="true">
          <draw:text-box>
            <text:p text:style-name="P34"><text:span text:style-name="T44">struct</text:span><text:span text:style-name="T45"> Cplx { </text:span></text:p>
            <text:p text:style-name="P34"><text:span text:style-name="T45"><text:s/></text:span><text:span text:style-name="T44">double</text:span><text:span text:style-name="T45"> re, </text:span><text:span text:style-name="T45">im;</text:span><text:span text:style-name="T45"><text:line-break/></text:span><text:span text:style-name="T45">}; </text:span></text:p>
            <text:p text:style-name="P34"><text:span text:style-name="T45"/></text:p>
            <text:p text:style-name="P34"><text:span text:style-name="T45">Cplx sumCplx(</text:span><text:span text:style-name="T45"><text:line-break/></text:span><text:span text:style-name="T45">Cplx a, Cplx </text:span><text:span text:style-name="T45">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2.svm" xlink:type="simple" xlink:show="embed" xlink:actuate="onLoad"/>
        </draw:frame>
        <draw:frame draw:name="Rectangle 3" presentation:style-name="pr14" draw:text-style-name="P35" draw:layer="layout" svg:width="8.382cm" svg:height="12.446cm" svg:x="16.256cm" svg:y="3.302cm" presentation:class="outline" presentation:user-transformed="true">
          <draw:text-box>
            <text:p text:style-name="P34"><text:span text:style-name="T44">class </text:span><text:span text:style-name="T45">Cplx { </text:span></text:p>
            <text:p text:style-name="P34"><text:span text:style-name="T45"><text:s/></text:span><text:span text:style-name="T44">private </text:span><text:span text:style-name="T44">double <text:s text:c="5"/></text:span><text:span text:style-name="T45">re, im;</text:span></text:p>
            <text:p text:style-name="P34"><text:span text:style-name="T45"><text:s/></text:span><text:span text:style-name="T44">public </text:span><text:span text:style-name="T45">Cplx </text:span><text:span text:style-name="T45">sum</text:span></text:p>
            <text:p text:style-name="P34"><text:span text:style-name="T45"><text:s text:c="4"/></text:span><text:span text:style-name="T45">(Cplx b) </text:span><text:span text:style-name="T45">{…}</text:span></text:p>
            <text:p text:style-name="P34"><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span text:style-name="T45"><text:line-break/></text:span><text:span text:style-name="T45">}; </text:span></text:p>
          </draw:text-box>
        </draw:frame>
        <draw:frame draw:name="Rectangle 3" presentation:style-name="pr14" draw:text-style-name="P35" draw:layer="layout" svg:width="8.128cm" svg:height="14.732cm" svg:x="8.128cm" svg:y="3.302cm" presentation:class="outline" presentation:user-transformed="true">
          <draw:text-box>
            <text:p text:style-name="P34"><text:span text:style-name="T44">class </text:span><text:span text:style-name="T45">Cplx {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4"><text:s/></text:span><text:span text:style-name="T45">Cplx sum</text:span></text:p>
            <text:p text:style-name="P34"><text:span text:style-name="T45"><text:s text:c="2"/></text:span><text:span text:style-name="T45">(Cplx b) {…}</text:span></text:p>
            <text:p text:style-name="P34"><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p>
            <text:p text:style-name="P34"><text:span text:style-name="T45">};</text:span><text:span text:style-name="T45"><text:line-break/></text:span><text:span text:style-name="T45"/></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8" draw:style-name="dp1" draw:master-page-name="כותרת_20_ותוכן" presentation:presentation-page-layout-name="AL2T11" xml:id="id18" draw:id="id18">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7.294cm" svg:x="0.508cm" svg:y="3.374cm" presentation:class="outline" presentation:user-transformed="true">
          <draw:text-box>
            <text:p text:style-name="P34"><text:span text:style-name="T44">int</text:span><text:span text:style-name="T45"> main() { </text:span></text:p>
            <text:p text:style-name="P34"><text:span text:style-name="T45"><text:s text:c="3"/></text:span><text:span text:style-name="T45">Cplx a;</text:span></text:p>
            <text:p text:style-name="P34"><text:span text:style-name="T45"><text:s text:c="3"/></text:span><text:span text:style-name="T45">a.re=5;</text:span></text:p>
            <text:p text:style-name="P34"><text:span text:style-name="T45"><text:s text:c="3"/></text:span><text:span text:style-name="T45">a.im=10;</text:span></text:p>
            <text:p text:style-name="P34"><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3.svm" xlink:type="simple" xlink:show="embed" xlink:actuate="onLoad"/>
        </draw:frame>
        <draw:frame draw:name="Rectangle 3" presentation:style-name="pr14" draw:text-style-name="P35" draw:layer="layout" svg:width="8.382cm" svg:height="6.858cm" svg:x="16.256cm" svg:y="3.302cm" presentation:class="outline" presentation:user-transformed="true">
          <draw:text-box>
            <text:p text:style-name="P34"><text:span text:style-name="T44">void</text:span><text:span text:style-name="T45"> main(…) { </text:span></text:p>
            <text:p text:style-name="P34"><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4"><text:span text:style-name="T45">}</text:span></text:p>
          </draw:text-box>
        </draw:frame>
        <draw:frame draw:name="Rectangle 3" presentation:style-name="pr14" draw:text-style-name="P35" draw:layer="layout" svg:width="8.128cm" svg:height="4.318cm" svg:x="8.128cm" svg:y="3.302cm" presentation:class="outline" presentation:user-transformed="true">
          <draw:text-box>
            <text:p text:style-name="P34"><text:span text:style-name="T44">int</text:span><text:span text:style-name="T45"> main() { </text:span></text:p>
            <text:p text:style-name="P34"><text:span text:style-name="T45"><text:s text:c="3"/></text:span><text:span text:style-name="T45">Cplx </text:span><text:span text:style-name="T45">a(5,10);</text:span></text:p>
            <text:p text:style-name="P34"><text:span text:style-name="T45">}</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9" draw:style-name="dp1" draw:master-page-name="כותרת_20_ותוכן" presentation:presentation-page-layout-name="AL2T11" xml:id="id19" draw:id="id19">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7">Stack:</text:span></text:p>
              </table:table-cell>
              <table:table-cell/>
              <table:table-cell/>
            </table:table-row>
            <table:table-row table:style-name="ro5" table:default-cell-style-name="ce2">
              <table:table-cell table:style-name="ce8">
                <text:p text:style-name="P24"><text:span text:style-name="T47">Heap:</text:span></text:p>
              </table:table-cell>
              <table:table-cell/>
              <table:table-cell>
                <text:p text:style-name="P24"><text:span text:style-name="T20">`</text:span></text:p>
              </table:table-cell>
            </table:table-row>
          </table:table>
          <draw:image xlink:href="Pictures/TablePreview4.svm" xlink:type="simple" xlink:show="embed" xlink:actuate="onLoad"/>
        </draw:frame>
        <draw:frame draw:name="Rectangle 3" presentation:style-name="pr14" draw:text-style-name="P35" draw:layer="layout" svg:width="23.876cm" svg:height="1.27cm" svg:x="0.846cm" svg:y="17.018cm" presentation:class="outline" presentation:user-transformed="true">
          <draw:text-box>
            <text:p text:style-name="P34"><text:span text:style-name="T44">int </text:span><text:span text:style-name="T45">main () { <text:s/></text:span><text:span text:style-name="T45">Cplx a, b, c; <text:s/></text:span><text:span text:style-name="T45">};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9">
                <text:p text:style-name="P24"><text:span text:style-name="T48">a.re</text:span></text:p>
              </table:table-cell>
            </table:table-row>
            <table:table-row table:style-name="ro6">
              <table:table-cell table:style-name="ce9">
                <text:p text:style-name="P24"><text:span text:style-name="T48">a.im</text:span></text:p>
              </table:table-cell>
            </table:table-row>
            <table:table-row table:style-name="ro6">
              <table:table-cell table:style-name="ce9">
                <text:p text:style-name="P24"><text:span text:style-name="T48">b.re</text:span></text:p>
              </table:table-cell>
            </table:table-row>
            <table:table-row table:style-name="ro6">
              <table:table-cell table:style-name="ce9">
                <text:p text:style-name="P24"><text:span text:style-name="T48">b.im</text:span></text:p>
              </table:table-cell>
            </table:table-row>
            <table:table-row table:style-name="ro6">
              <table:table-cell table:style-name="ce9">
                <text:p text:style-name="P24"><text:span text:style-name="T48">c.re</text:span></text:p>
              </table:table-cell>
            </table:table-row>
            <table:table-row table:style-name="ro6">
              <table:table-cell table:style-name="ce9">
                <text:p text:style-name="P24"><text:span text:style-name="T48">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0">
                <text:p><text:span text:style-name="T48">a</text:span></text:p>
              </table:table-cell>
            </table:table-row>
            <table:table-row table:style-name="ro6">
              <table:table-cell table:style-name="ce10">
                <text:p><text:span text:style-name="T48">b</text:span></text:p>
              </table:table-cell>
            </table:table-row>
            <table:table-row table:style-name="ro7">
              <table:table-cell table:style-name="ce10">
                <text:p><text:span text:style-name="T48">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0">
                <text:p><text:span text:style-name="T48">a.re</text:span></text:p>
              </table:table-cell>
            </table:table-row>
            <table:table-row table:style-name="ro8">
              <table:table-cell table:style-name="ce10">
                <text:p><text:span text:style-name="T48">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0">
                <text:p><text:span text:style-name="T48">b.re</text:span></text:p>
              </table:table-cell>
            </table:table-row>
            <table:table-row table:style-name="ro8">
              <table:table-cell table:style-name="ce10">
                <text:p><text:span text:style-name="T48">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0">
                <text:p><text:span text:style-name="T48">c.re</text:span></text:p>
              </table:table-cell>
            </table:table-row>
            <table:table-row table:style-name="ro8">
              <table:table-cell table:style-name="ce10">
                <text:p><text:span text:style-name="T48">c.im</text:span></text:p>
              </table:table-cell>
            </table:table-row>
          </table:table>
          <draw:image xlink:href="Pictures/TablePreview9.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anim:par presentation:node-type="timing-root">
          <anim:par smil:begin="id19.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0" draw:style-name="dp1" draw:master-page-name="כותרת_20_ותוכן" presentation:presentation-page-layout-name="AL2T11" xml:id="id20" draw:id="id20">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Two ways to implement a method </text:span><text:span text:style-name="T43">(folder 2)</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4">class </text:span><text:span text:style-name="T45">Complex </text:span><text:span text:style-name="T45">{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5"><text:s/></text:span><text:span text:style-name="T45">Complex () </text:span><text:span text:style-name="T45">{ re=0; </text:span><text:span text:style-name="T45">im=0; }</text:span><text:span text:style-name="T50">// </text:span><text:span text:style-name="T50">inline </text:span><text:span text:style-name="T50">constructor</text:span></text:p>
            <text:p text:style-name="P34"><text:span text:style-name="T45"><text:s/></text:span><text:span text:style-name="T45">Complex </text:span><text:span text:style-name="T45">(</text:span><text:span text:style-name="T44">double </text:span><text:span text:style-name="T45">re, </text:span><text:span text:style-name="T44">double </text:span><text:span text:style-name="T45">im); <text:s text:c="2"/></text:span><text:span text:style-name="T50">// </text:span><text:span text:style-name="T50">“outline”</text:span></text:p>
            <text:p text:style-name="P34"><text:span text:style-name="T45"/></text:p>
            <text:p text:style-name="P34"><text:span text:style-name="T44"><text:s/></text:span><text:span text:style-name="T45">Complex sum <text:s/></text:span><text:span text:style-name="T45">(Complex b) </text:span><text:span text:style-name="T45">{ </text:span><text:span text:style-name="T44">return</text:span><text:span text:style-name="T45"> </text:span><text:span text:style-name="T45">Complex(a.re+b</text:span><text:span text:style-name="T45">.re, </text:span><text:span text:style-name="T45">a.im+b.im); } </text:span><text:span text:style-name="T50">// inline </text:span><text:span text:style-name="T50">method</text:span></text:p>
            <text:p text:style-name="P34"><text:span text:style-name="T44"><text:s/></text:span><text:span text:style-name="T45">Complex diff </text:span><text:span text:style-name="T45">(Complex b); <text:s text:c="2"/></text:span><text:span text:style-name="T45"><text:s text:c="3"/></text:span><text:span text:style-name="T50">// </text:span><text:span text:style-name="T50">“outline”</text:span></text:p>
            <text:p text:style-name="P34"><text:span text:style-name="T45">};</text:span><text:span text:style-name="T45"><text:line-break/></text:span><text:span text:style-name="T45"/></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1" draw:style-name="dp1" draw:master-page-name="כותרת_20_ותוכן" presentation:presentation-page-layout-name="AL2T11" xml:id="id21" draw:id="id21">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Implementing methods out-of-lin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5"><text:s/></text:span><text:span text:style-name="T45">Complex::Compl</text:span><text:span text:style-name="T45">ex (</text:span><text:span text:style-name="T44">double </text:span><text:span text:style-name="T45">re, </text:span><text:span text:style-name="T44">double </text:span><text:span text:style-name="T45">im) {</text:span></text:p>
            <text:p text:style-name="P34"><text:span text:style-name="T45"/></text:p>
            <text:p text:style-name="P34"><text:span text:style-name="T45"><text:s text:c="4"/></text:span><text:span text:style-name="T44">this</text:span><text:span text:style-name="T45">→re</text:span><text:span text:style-name="T44"> = </text:span><text:span text:style-name="T45">re;</text:span><text:span text:style-name="T44"> <text:s/></text:span></text:p>
            <text:p text:style-name="P34"><text:span text:style-name="T45"><text:s text:c="4"/></text:span><text:span text:style-name="T44">this</text:span><text:span text:style-name="T45">→im</text:span><text:span text:style-name="T44"> = </text:span><text:span text:style-name="T45">im;</text:span></text:p>
            <text:p text:style-name="P34"><text:span text:style-name="T45"><text:s/></text:span><text:span text:style-name="T45">}</text:span></text:p>
            <text:p text:style-name="P34"><text:span text:style-name="T45"/></text:p>
            <text:p text:style-name="P34"><text:span text:style-name="T44"/></text:p>
            <text:p text:style-name="P34"><text:span text:style-name="T44"/></text:p>
            <text:p text:style-name="P34"><text:span text:style-name="T44"><text:s/></text:span><text:span text:style-name="T45">Complex </text:span><text:span text:style-name="T45">Complex::diff(</text:span><text:span text:style-name="T45">Complex b) { </text:span></text:p>
            <text:p text:style-name="P34"><text:span text:style-name="T45"><text:s text:c="4"/></text:span><text:span text:style-name="T44">return</text:span><text:span text:style-name="T45"> </text:span><text:span text:style-name="T45">Complex(a.re-</text:span><text:span text:style-name="T45">b.re, a.im-</text:span><text:span text:style-name="T45">b.im); </text:span></text:p>
            <text:p text:style-name="P34"><text:span text:style-name="T45"><text:s/></text:span><text:span text:style-name="T45">} </text:span></text:p>
          </draw:text-box>
        </draw:frame>
        <draw:custom-shape draw:name="Line Callout 1 1" draw:style-name="gr11" draw:text-style-name="P18" draw:layer="layout" svg:width="7.619cm" svg:height="3.597cm" svg:x="9.906cm" svg:y="6.055cm">
          <text:p text:style-name="P17"><text:span text:style-name="T51">Scope </text:span><text:span text:style-name="T51">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2" draw:text-style-name="P37" draw:layer="layout" svg:x1="9.652cm" svg:y1="4.572cm" svg:x2="9.652cm" svg:y2="4.318cm">
          <text:p/>
        </draw:line>
        <draw:frame presentation:style-name="pr16" draw:text-style-name="P38" draw:layer="layout" svg:width="10.414cm" svg:height="3.556cm" svg:x="2.54cm" svg:y="10.668cm">
          <draw:text-box>
            <text:p text:style-name="P25"><text:span text:style-name="T52">The address of the instance for which the member method was invoked.</text:span></text:p>
          </draw:text-box>
        </draw:frame>
        <draw:line draw:style-name="gr12" draw:text-style-name="P37" draw:layer="layout" svg:x1="6.858cm" svg:y1="10.414cm" svg:x2="3.81cm" svg:y2="8.636cm">
          <text:p/>
        </draw:line>
        <anim:par presentation:node-type="timing-root">
          <anim:par smil:begin="id21.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 member/static" draw:style-name="dp3" draw:master-page-name="כותרת_20_ותוכן" presentation:presentation-page-layout-name="AL2T11" xml:id="id22" draw:id="id22">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4">Class Basics – member/static </text:span><text:span text:style-name="T53">(folder 3)</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25"><text:span text:style-name="T54">class</text:span><text:span text:style-name="T55"> List </text:span><text:span text:style-name="T55"><text:line-break/></text:span><text:span text:style-name="T55">{ </text:span><text:span text:style-name="T55"><text:line-break/></text:span><text:span text:style-name="T54">public</text:span><text:span text:style-name="T55">: </text:span><text:span text:style-name="T55"><text:line-break/></text:span><text:span text:style-name="T55">   </text:span><text:span text:style-name="T54">static</text:span><text:span text:style-name="T55"> </text:span><text:span text:style-name="T54">int</text:span><text:span text:style-name="T55"> </text:span><text:span text:style-name="T55">getMaxSize(); </text:span><text:span text:style-name="T55"><text:line-break/></text:span><text:span text:style-name="T55">   </text:span><text:span text:style-name="T54">int</text:span><text:span text:style-name="T55"> getSize(); </text:span><text:span text:style-name="T55"><text:line-break/></text:span><text:span text:style-name="T55">   </text:span><text:span text:style-name="T56">// </text:span><text:span text:style-name="T54">static</text:span><text:span text:style-name="T55"> </text:span><text:span text:style-name="T54">int</text:span><text:span text:style-name="T55"> </text:span><text:span text:style-name="T55">max_size=</text:span><text:span text:style-name="T57">1000</text:span><text:span text:style-name="T55">; </text:span><text:span text:style-name="T56">//</text:span><text:span text:style-name="T56">error! (declare </text:span><text:span text:style-name="T56">outside)</text:span><text:span text:style-name="T56"><text:line-break/></text:span><text:span text:style-name="T56"> <text:s text:c="2"/></text:span><text:span text:style-name="T54">int</text:span><text:span text:style-name="T55"> size=</text:span><text:span text:style-name="T57">0</text:span><text:span text:style-name="T55">; </text:span><text:span text:style-name="T56"><text:line-break/></text:span><text:span text:style-name="T55">}; </text:span></text:p>
            <text:p text:style-name="P25"><text:span text:style-name="T55"><text:line-break/></text:span><text:span text:style-name="T54">int</text:span><text:span text:style-name="T55"> </text:span><text:span text:style-name="T55">List::max_size=</text:span><text:span text:style-name="T57">10</text:span><text:span text:style-name="T57">00</text:span><text:span text:style-name="T55">; </text:span><text:span text:style-name="T56">//ok, in one </text:span><text:span text:style-name="T56">cpp file </text:span><text:span text:style-name="T56"><text:line-break/></text:span><text:span text:style-name="T55"><text:line-break/></text:span><text:span text:style-name="T54">int</text:span><text:span text:style-name="T55"> main() </text:span><text:span text:style-name="T55"><text:line-break/></text:span><text:span text:style-name="T55">{ </text:span><text:span text:style-name="T55"><text:line-break/></text:span><text:span text:style-name="T55">   List l; </text:span><text:span text:style-name="T55"><text:line-break/></text:span><text:span text:style-name="T55">   l.getSize(); </text:span><text:span text:style-name="T55"><text:line-break/></text:span><text:span text:style-name="T55">   List::getMaxSi</text:span><text:span text:style-name="T55">ze(); </text:span><text:span text:style-name="T55"><text:line-break/></text:span><text:span text:style-name="T55">   l.getMaxSize()</text:span><text:span text:style-name="T55">; </text:span><text:span text:style-name="T56">//compiles ok, </text:span><text:span text:style-name="T56">but bad style</text:span><text:span text:style-name="T55"> </text:span><text:span text:style-name="T55"><text:line-break/></text:span><text:span text:style-name="T55">} </text:span><text:span text:style-name="T55"><text:line-break/></text:span><text:span text:style-name="T55"/></text:p>
          </draw:text-box>
        </draw:frame>
        <anim:par presentation:node-type="timing-root">
          <anim:par smil:begin="id22.begin">
            <anim:transitionFilter smil:dur="1s" smil:type="slideWipe" smil:subtype="fromTop" smil:direction="reverse"/>
          </anim:par>
          <anim:seq smil:dur="0s" presentation:node-type="main-sequence"/>
        </anim:par>
        <presentation:notes draw:style-name="dp2">
          <draw:page-thumbnail draw:name="Slide Image Placeholder 1" draw:style-name="gr7" draw:layer="layout" svg:width="14.216cm" svg:height="10.662cm" svg:x="2.752cm" svg:y="2.134cm" draw:page-number="12" presentation:class="page"/>
          <draw:frame draw:name="Notes Placeholder 2" presentation:style-name="pr17" draw:text-style-name="P6" draw:layer="layout" svg:width="14.463cm" svg:height="12.787cm" svg:x="2.628cm" svg:y="13.507cm" presentation:class="notes" presentation:user-transformed="true">
            <draw:text-box>
              <text:p text:style-name="P36"><text:span text:style-name="T58">More about this in <text:s/>the tirgul</text:span></text:p>
            </draw:text-box>
          </draw:frame>
          <draw:frame draw:name="Slide Number Placeholder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this" draw:style-name="dp3" draw:master-page-name="כותרת_20_ותוכן" presentation:presentation-page-layout-name="AL2T11" xml:id="id23" draw:id="id23">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59">this</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34"><text:span text:style-name="T54">static</text:span><text:span text:style-name="T55"> </text:span><text:span text:style-name="T54">int</text:span><text:span text:style-name="T55"> </text:span><text:span text:style-name="T55">List::getMaxSize(</text:span><text:span text:style-name="T55">) </text:span><text:span text:style-name="T56">//no this! </text:span><text:span text:style-name="T56"><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 compile </text:span><text:span text:style-name="T56">error! </text:span><text:span text:style-name="T56"><text:line-break/></text:span><text:span text:style-name="T56"> <text:s text:c="2"/></text:span><text:span text:style-name="T54">return</text:span><text:span text:style-name="T55"> </text:span><text:span text:style-name="T55">max_size; </text:span><text:span text:style-name="T56">// ok </text:span><text:span text:style-name="T56"><text:line-break/></text:span><text:span text:style-name="T55">} </text:span><text:span text:style-name="T55"><text:line-break/></text:span><text:span text:style-name="T54">int</text:span><text:span text:style-name="T55"> </text:span><text:span text:style-name="T55">List::getSize() </text:span><text:span text:style-name="T55"><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ok </text:span><text:span text:style-name="T56"><text:line-break/></text:span><text:span text:style-name="T55">} </text:span></text:p>
          </draw:text-box>
        </draw:frame>
        <anim:par presentation:node-type="timing-root">
          <anim:par smil:begin="id23.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13" presentation:class="page"/>
          <draw:frame presentation:style-name="pr8" draw:text-style-name="P39" draw:layer="layout" svg:width="15.775cm" svg:height="12.792cm" svg:x="1.972cm" svg:y="13.503cm" presentation:class="notes" presentation:placeholder="true">
            <draw:text-box/>
          </draw:frame>
        </presentation:notes>
      </draw:page>
      <draw:page draw:name="page14" draw:style-name="dp1" draw:master-page-name="כותרת_20_ותוכן" presentation:presentation-page-layout-name="AL2T11" xml:id="id24" draw:id="id24">
        <office:forms form:automatic-focus="false" form:apply-design-mode="false"/>
        <draw:frame draw:name="Rectangle 2" presentation:style-name="pr5" draw:text-style-name="P40" draw:layer="layout" svg:width="19.473cm" svg:height="2.031cm" svg:x="0.847cm" svg:y="0.763cm" presentation:class="title" presentation:user-transformed="true">
          <draw:text-box>
            <text:p text:style-name="P9"><text:span text:style-name="T60">What file-names should we use?</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3" draw:text-style-name="P42" draw:layer="layout" svg:width="23.368cm" svg:height="12.911cm" svg:x="1.016cm" svg:y="3.81cm">
          <draw:text-box>
            <text:list text:style-name="L1">
              <text:list-item>
                <text:p xml:id="id25" text:id="id25" text:style-name="P41"><text:span text:style-name="T61">T</text:span><text:span text:style-name="T61">h</text:span><text:span text:style-name="T61">e</text:span><text:span text:style-name="T61"> </text:span><text:span text:style-name="T61">C</text:span><text:span text:style-name="T61">+</text:span><text:span text:style-name="T61">+</text:span><text:span text:style-name="T61"> </text:span><text:span text:style-name="T61">c</text:span><text:span text:style-name="T61">o</text:span><text:span text:style-name="T61">m</text:span><text:span text:style-name="T61">p</text:span><text:span text:style-name="T61">i</text:span><text:span text:style-name="T61">l</text:span><text:span text:style-name="T61">e</text:span><text:span text:style-name="T61">r</text:span><text:span text:style-name="T61"> </text:span><text:span text:style-name="T61">d</text:span><text:span text:style-name="T61">o</text:span><text:span text:style-name="T61">e</text:span><text:span text:style-name="T61">s</text:span><text:span text:style-name="T61"> </text:span><text:span text:style-name="T61">n</text:span><text:span text:style-name="T61">o</text:span><text:span text:style-name="T61">t</text:span><text:span text:style-name="T61"> </text:span><text:span text:style-name="T61">c</text:span><text:span text:style-name="T61">a</text:span><text:span text:style-name="T61">r</text:span><text:span text:style-name="T61">e</text:span><text:span text:style-name="T61"> </text:span><text:span text:style-name="T61">h</text:span><text:span text:style-name="T61">o</text:span><text:span text:style-name="T61">w</text:span><text:span text:style-name="T61"> </text:span><text:span text:style-name="T61">y</text:span><text:span text:style-name="T61">o</text:span><text:span text:style-name="T61">u</text:span><text:span text:style-name="T61">r</text:span><text:span text:style-name="T61"> </text:span><text:span text:style-name="T61">f</text:span><text:span text:style-name="T61">i</text:span><text:span text:style-name="T61">l</text:span><text:span text:style-name="T61">e</text:span><text:span text:style-name="T61">s</text:span><text:span text:style-name="T61"> </text:span><text:span text:style-name="T61">a</text:span><text:span text:style-name="T61">r</text:span><text:span text:style-name="T61">e</text:span><text:span text:style-name="T61"> </text:span><text:span text:style-name="T61">c</text:span><text:span text:style-name="T61">a</text:span><text:span text:style-name="T61">l</text:span><text:span text:style-name="T61">l</text:span><text:span text:style-name="T61">e</text:span><text:span text:style-name="T61">d</text:span><text:span text:style-name="T61">.</text:span></text:p>
              </text:list-item>
              <text:list-item>
                <text:p xml:id="id26" text:id="id26" text:style-name="P41"><text:span text:style-name="T61">I</text:span><text:span text:style-name="T61">t</text:span><text:span text:style-name="T61"> </text:span><text:span text:style-name="T61">i</text:span><text:span text:style-name="T61">s</text:span><text:span text:style-name="T61"> </text:span><text:span text:style-name="T61">c</text:span><text:span text:style-name="T61">o</text:span><text:span text:style-name="T61">m</text:span><text:span text:style-name="T61">m</text:span><text:span text:style-name="T61">o</text:span><text:span text:style-name="T61">n</text:span><text:span text:style-name="T61"> </text:span><text:span text:style-name="T61">t</text:span><text:span text:style-name="T61">o</text:span><text:span text:style-name="T61"> </text:span><text:span text:style-name="T61">p</text:span><text:span text:style-name="T61">u</text:span><text:span text:style-name="T61">t</text:span><text:span text:style-name="T61"> </text:span><text:span text:style-name="T61">a</text:span><text:span text:style-name="T61"> </text:span><text:span text:style-name="T61">c</text:span><text:span text:style-name="T61">l</text:span><text:span text:style-name="T61">a</text:span><text:span text:style-name="T61">s</text:span><text:span text:style-name="T61">s</text:span><text:span text:style-name="T61"> </text:span><text:span text:style-name="T61">d</text:span><text:span text:style-name="T61">e</text:span><text:span text:style-name="T61">c</text:span><text:span text:style-name="T61">l</text:span><text:span text:style-name="T61">a</text:span><text:span text:style-name="T61">r</text:span><text:span text:style-name="T61">a</text:span><text:span text:style-name="T61">t</text:span><text:span text:style-name="T61">i</text:span><text:span text:style-name="T61">o</text:span><text:span text:style-name="T61">n</text:span><text:span text:style-name="T61"> </text:span><text:span text:style-name="T61">i</text:span><text:span text:style-name="T61">n</text:span><text:span text:style-name="T61"> </text:span><text:span text:style-name="T61">f</text:span><text:span text:style-name="T61">i</text:span><text:span text:style-name="T61">l</text:span><text:span text:style-name="T61">e</text:span><text:span text:style-name="T61"> </text:span><text:span text:style-name="T62">C</text:span><text:span text:style-name="T62">l</text:span><text:span text:style-name="T62">a</text:span><text:span text:style-name="T62">s</text:span><text:span text:style-name="T62">s</text:span><text:span text:style-name="T62">N</text:span><text:span text:style-name="T62">a</text:span><text:span text:style-name="T62">m</text:span><text:span text:style-name="T62">e</text:span><text:span text:style-name="T62">.</text:span><text:span text:style-name="T62">h</text:span><text:span text:style-name="T62">p</text:span><text:span text:style-name="T62">p</text:span><text:span text:style-name="T61"> </text:span><text:span text:style-name="T61">(</text:span><text:span text:style-name="T61">o</text:span><text:span text:style-name="T61">r</text:span><text:span text:style-name="T61"> </text:span><text:span text:style-name="T62">C</text:span><text:span text:style-name="T62">l</text:span><text:span text:style-name="T62">a</text:span><text:span text:style-name="T62">s</text:span><text:span text:style-name="T62">s</text:span><text:span text:style-name="T62">N</text:span><text:span text:style-name="T62">a</text:span><text:span text:style-name="T62">m</text:span><text:span text:style-name="T62">e</text:span><text:span text:style-name="T62">.</text:span><text:span text:style-name="T62">h</text:span><text:span text:style-name="T61">)</text:span></text:p>
                <text:p xml:id="id27" text:id="id27" text:style-name="P41"><text:span text:style-name="T61">a</text:span><text:span text:style-name="T61">n</text:span><text:span text:style-name="T61">d</text:span><text:span text:style-name="T61"> </text:span><text:span text:style-name="T61">t</text:span><text:span text:style-name="T61">h</text:span><text:span text:style-name="T61">e</text:span><text:span text:style-name="T61"> </text:span><text:span text:style-name="T61">c</text:span><text:span text:style-name="T61">l</text:span><text:span text:style-name="T61">a</text:span><text:span text:style-name="T61">s</text:span><text:span text:style-name="T61">s</text:span><text:span text:style-name="T61"> </text:span><text:span text:style-name="T61">i</text:span><text:span text:style-name="T61">m</text:span><text:span text:style-name="T61">p</text:span><text:span text:style-name="T61">l</text:span><text:span text:style-name="T61">e</text:span><text:span text:style-name="T61">m</text:span><text:span text:style-name="T61">e</text:span><text:span text:style-name="T61">n</text:span><text:span text:style-name="T61">t</text:span><text:span text:style-name="T61">a</text:span><text:span text:style-name="T61">t</text:span><text:span text:style-name="T61">i</text:span><text:span text:style-name="T61">o</text:span><text:span text:style-name="T61">n</text:span><text:span text:style-name="T61"> </text:span><text:span text:style-name="T61">i</text:span><text:span text:style-name="T61">n</text:span><text:span text:style-name="T61"> </text:span><text:span text:style-name="T61">f</text:span><text:span text:style-name="T61">i</text:span><text:span text:style-name="T61">l</text:span><text:span text:style-name="T61">e</text:span><text:span text:style-name="T61"> </text:span><text:span text:style-name="T63">C</text:span><text:span text:style-name="T63">l</text:span><text:span text:style-name="T63">a</text:span><text:span text:style-name="T63">s</text:span><text:span text:style-name="T63">s</text:span><text:span text:style-name="T63">N</text:span><text:span text:style-name="T63">a</text:span><text:span text:style-name="T63">m</text:span><text:span text:style-name="T63">e</text:span><text:span text:style-name="T63">.</text:span><text:span text:style-name="T63">c</text:span><text:span text:style-name="T63">p</text:span><text:span text:style-name="T63">p</text:span><text:span text:style-name="T61">.</text:span></text:p>
              </text:list-item>
              <text:list-item>
                <text:p xml:id="id28" text:id="id28" text:style-name="P41"><text:span text:style-name="T64">W</text:span><text:span text:style-name="T64">h</text:span><text:span text:style-name="T64">y</text:span><text:span text:style-name="T64"> </text:span><text:span text:style-name="T64">i</text:span><text:span text:style-name="T64">s</text:span><text:span text:style-name="T64"> </text:span><text:span text:style-name="T64">i</text:span><text:span text:style-name="T64">t</text:span><text:span text:style-name="T64"> </text:span><text:span text:style-name="T64">b</text:span><text:span text:style-name="T64">e</text:span><text:span text:style-name="T64">t</text:span><text:span text:style-name="T64">t</text:span><text:span text:style-name="T64">e</text:span><text:span text:style-name="T64">r</text:span><text:span text:style-name="T64">?</text:span><text:span text:style-name="T61"> </text:span></text:p>
                <text:list>
                  <text:list-item>
                    <text:p xml:id="id29" text:id="id29" text:style-name="P41"><text:span text:style-name="T61">H</text:span><text:span text:style-name="T61">i</text:span><text:span text:style-name="T61">d</text:span><text:span text:style-name="T61">i</text:span><text:span text:style-name="T61">n</text:span><text:span text:style-name="T61">g</text:span><text:span text:style-name="T61"> </text:span><text:span text:style-name="T61">i</text:span><text:span text:style-name="T61">m</text:span><text:span text:style-name="T61">p</text:span><text:span text:style-name="T61">l</text:span><text:span text:style-name="T61">e</text:span><text:span text:style-name="T61">m</text:span><text:span text:style-name="T61">e</text:span><text:span text:style-name="T61">n</text:span><text:span text:style-name="T61">t</text:span><text:span text:style-name="T61">a</text:span><text:span text:style-name="T61">t</text:span><text:span text:style-name="T61">i</text:span><text:span text:style-name="T61">o</text:span><text:span text:style-name="T61">n</text:span><text:span text:style-name="T61"> </text:span><text:span text:style-name="T61">d</text:span><text:span text:style-name="T61">e</text:span><text:span text:style-name="T61">t</text:span><text:span text:style-name="T61">a</text:span><text:span text:style-name="T61">i</text:span><text:span text:style-name="T61">l</text:span><text:span text:style-name="T61">s</text:span><text:span text:style-name="T61">.</text:span></text:p>
                  </text:list-item>
                  <text:list-item>
                    <text:p xml:id="id30" text:id="id30" text:style-name="P41"><text:span text:style-name="T61">S</text:span><text:span text:style-name="T61">a</text:span><text:span text:style-name="T61">v</text:span><text:span text:style-name="T61">i</text:span><text:span text:style-name="T61">n</text:span><text:span text:style-name="T61">g</text:span><text:span text:style-name="T61"> </text:span><text:span text:style-name="T61">c</text:span><text:span text:style-name="T61">o</text:span><text:span text:style-name="T61">m</text:span><text:span text:style-name="T61">i</text:span><text:span text:style-name="T61">p</text:span><text:span text:style-name="T61">l</text:span><text:span text:style-name="T61">a</text:span><text:span text:style-name="T61">t</text:span><text:span text:style-name="T61">i</text:span><text:span text:style-name="T61">o</text:span><text:span text:style-name="T61">n</text:span><text:span text:style-name="T61"> </text:span><text:span text:style-name="T61">t</text:span><text:span text:style-name="T61">i</text:span><text:span text:style-name="T61">m</text:span><text:span text:style-name="T61">e</text:span><text:span text:style-name="T61"> </text:span><text:span text:style-name="T61">–</text:span><text:span text:style-name="T61"> </text:span><text:span text:style-name="T61">w</text:span><text:span text:style-name="T61">h</text:span><text:span text:style-name="T61">e</text:span><text:span text:style-name="T61">n</text:span><text:span text:style-name="T61"> </text:span><text:span text:style-name="T61">y</text:span><text:span text:style-name="T61">o</text:span><text:span text:style-name="T61">u</text:span><text:span text:style-name="T61"> </text:span><text:span text:style-name="T61">h</text:span><text:span text:style-name="T61">a</text:span><text:span text:style-name="T61">v</text:span><text:span text:style-name="T61">e</text:span><text:span text:style-name="T61"> </text:span><text:span text:style-name="T61">a</text:span><text:span text:style-name="T61"> </text:span><text:span text:style-name="T61">g</text:span><text:span text:style-name="T61">o</text:span><text:span text:style-name="T61">o</text:span><text:span text:style-name="T61">d</text:span><text:span text:style-name="T61"> </text:span><text:span text:style-name="T65">M</text:span><text:span text:style-name="T65">a</text:span><text:span text:style-name="T65">k</text:span><text:span text:style-name="T65">e</text:span><text:span text:style-name="T65">f</text:span><text:span text:style-name="T65">i</text:span><text:span text:style-name="T65">l</text:span><text:span text:style-name="T65">e</text:span><text:span text:style-name="T61"> </text:span><text:span text:style-name="T66">(</text:span><text:span text:style-name="T66">s</text:span><text:span text:style-name="T66">e</text:span><text:span text:style-name="T66">e</text:span><text:span text:style-name="T66"> </text:span><text:span text:style-name="T66">f</text:span><text:span text:style-name="T66">o</text:span><text:span text:style-name="T66">l</text:span><text:span text:style-name="T66">d</text:span><text:span text:style-name="T66">e</text:span><text:span text:style-name="T66">r</text:span><text:span text:style-name="T66"> </text:span><text:span text:style-name="T66">4</text:span><text:span text:style-name="T66">)</text:span><text:span text:style-name="T61">.</text:span></text:p>
                  </text:list-item>
                </text:list>
              </text:list-item>
            </text:list>
          </draw:text-box>
        </draw:frame>
        <anim:par presentation:node-type="timing-root">
          <anim:par smil:begin="id24.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office:forms form:automatic-focus="false" form:apply-design-mode="false"/>
          <draw:page-thumbnail draw:name="מציין מיקום של תמונת שקופית 1" draw:style-name="gr7" draw:layer="layout" svg:width="14.216cm" svg:height="10.662cm" svg:x="2.752cm" svg:y="2.134cm" draw:page-number="14" presentation:class="page"/>
          <draw:frame draw:name="מציין מיקום של הערות 2" presentation:style-name="pr10" draw:text-style-name="P44" draw:layer="layout" svg:width="14.463cm" svg:height="12.787cm" svg:x="2.628cm" svg:y="13.507cm" presentation:class="notes" presentation:user-transformed="true">
            <draw:text-box>
              <text:p text:style-name="P43"><text:span text:style-name="T46">Note: private members are part of the interface file (because they appear at the h file, not on purpose) </text:span></text:p>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5" draw:style-name="dp1" draw:master-page-name="כותרת_20_ותוכן" presentation:presentation-page-layout-name="AL2T11" xml:id="id31" draw:id="id31">
        <office:forms form:automatic-focus="false" form:apply-design-mode="false"/>
        <draw:frame draw:name="Rectangle 2" presentation:style-name="pr9" draw:text-style-name="P45" draw:layer="layout" svg:width="23.706cm" svg:height="1.776cm" svg:x="1.016cm" svg:y="0.468cm" presentation:class="title" presentation:user-transformed="true">
          <draw:text-box>
            <text:p text:style-name="P9"><text:span text:style-name="T4">C++ </text:span><text:span text:style-name="T4">Laws of </text:span><text:span text:style-name="T4">Constru</text:span><text:span text:style-name="T4">ction </text:span><text:span text:style-name="T4">and </text:span><text:span text:style-name="T4">Destruct</text:span><text:span text:style-name="T4">io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46" draw:layer="layout" svg:width="25.146cm" svg:height="18.838cm" svg:x="0cm" svg:y="2.244cm" presentation:class="outline" presentation:user-transformed="true">
          <draw:text-box>
            <text:p text:style-name="P25"><text:span text:style-name="T67">1. Every object must be </text:span><text:span text:style-name="T68">constructed</text:span><text:span text:style-name="T67"> </text:span><text:span text:style-name="T67">before it is used.</text:span></text:p>
            <text:list text:style-name="L4">
              <text:list-item>
                <text:p text:style-name="P25"><text:span text:style-name="T67">Stack object: when it is defined.</text:span></text:p>
              </text:list-item>
              <text:list-item>
                <text:p text:style-name="P25"><text:span text:style-name="T67">Heap object: when it is created.</text:span></text:p>
              </text:list-item>
            </text:list>
            <text:p text:style-name="P25"><text:span text:style-name="T69"/></text:p>
            <text:p text:style-name="P25"><text:span text:style-name="T70">2. Every object must be </text:span><text:span text:style-name="T71">destructed </text:span><text:span text:style-name="T70">after it stops being of use.</text:span></text:p>
            <text:list text:continue-numbering="true" text:style-name="L4">
              <text:list-item>
                <text:p text:style-name="P25"><text:span text:style-name="T70">Stack object: when gets out of </text:span><text:span text:style-name="T70">scope.</text:span></text:p>
              </text:list-item>
              <text:list-item>
                <text:p text:style-name="P25"><text:span text:style-name="T70">Heap object: when it is deleted.</text:span></text:p>
              </text:list-item>
            </text:list>
          </draw:text-box>
        </draw:frame>
        <anim:par presentation:node-type="timing-root">
          <anim:par smil:begin="id31.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5"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xml:id="id32" draw:id="id32">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onstructors </text:span><text:span text:style-name="T43">(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 </text:span><text:span text:style-name="T72">// Calls 1</text:span><text:span text:style-name="T72"><text:line-break/></text:span><text:span text:style-name="T72"> <text:s text:c="2"/></text:span><text:span text:style-name="T45">MyClass b </text:span><text:span text:style-name="T45">{</text:span><text:span text:style-name="T73">5}</text:span><text:span text:style-name="T45">; </text:span><text:span text:style-name="T72">// Calls </text:span><text:span text:style-name="T72">2</text:span><text:span text:style-name="T72"><text:line-break/></text:span><text:span text:style-name="T72"> <text:s text:c="2"/></text:span><text:span text:style-name="T45">MyClass c </text:span><text:span text:style-name="T45">{</text:span><text:span text:style-name="T73">1.0</text:span><text:span text:style-name="T45">, </text:span><text:span text:style-name="T73">0.0</text:span><text:span text:style-name="T45">}; </text:span><text:span text:style-name="T72">// </text:span><text:span text:style-name="T72">Calls 3 </text:span></text:p>
            <text:p text:style-name="P25"><text:span text:style-name="T72">}</text:span></text:p>
          </draw:text-box>
        </draw:frame>
        <draw:custom-shape draw:name="Oval 4" draw:style-name="gr14" draw:text-style-name="P47"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7"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7"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2.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6" presentation:class="page"/>
          <draw:frame presentation:style-name="pr8" draw:text-style-name="P21" draw:layer="layout" svg:width="15.775cm" svg:height="12.792cm" svg:x="1.972cm" svg:y="13.503cm" presentation:class="notes" presentation:placeholder="true">
            <draw:text-box/>
          </draw:frame>
        </presentation:notes>
      </draw:page>
      <draw:page draw:name="page17" draw:style-name="dp1" draw:master-page-name="כותרת_20_ותוכן" presentation:presentation-page-layout-name="AL2T11" xml:id="id33" draw:id="id33">
        <draw:frame draw:name="Rectangle 2" presentation:style-name="pr9" draw:text-style-name="P2" draw:layer="layout" svg:width="23.706cm" svg:height="1.776cm" svg:x="0.847cm" svg:y="0.763cm" presentation:class="title" presentation:user-transformed="true">
          <draw:text-box>
            <text:p text:style-name="P9"><text:span text:style-name="T4">Constructors and Arrays</text:span><text:span text:style-name="T43"> (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5]; </text:span><text:span text:style-name="T72">// Calls </text:span><text:span text:style-name="T72">1 five times</text:span><text:span text:style-name="T72"><text:line-break/></text:span><text:span text:style-name="T72"> <text:s text:c="2"/></text:span><text:span text:style-name="T45">MyClass </text:span><text:span text:style-name="T45">b[5] {11, 22}; </text:span><text:span text:style-name="T72">// Calls 2 two </text:span><text:span text:style-name="T72">times</text:span><text:span text:style-name="T72"><text:line-break/></text:span><text:span text:style-name="T72"> <text:s text:c="2"/></text:span><text:span text:style-name="T45">MyClass </text:span><text:span text:style-name="T45">c[5] </text:span><text:span text:style-name="T45">{ {11,22}, </text:span><text:span text:style-name="T45">33}; </text:span><text:span text:style-name="T72">// Calls </text:span><text:span text:style-name="T72">3 then 2</text:span></text:p>
            <text:p text:style-name="P25"><text:span text:style-name="T72">}</text:span></text:p>
          </draw:text-box>
        </draw:frame>
        <draw:custom-shape draw:name="Oval 4" draw:style-name="gr14" draw:text-style-name="P47"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7"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7"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7" presentation:class="page"/>
          <draw:frame presentation:style-name="pr8" draw:text-style-name="P21"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34" draw:id="id34">
        <draw:frame draw:name="Rectangle 2" presentation:style-name="pr9" draw:text-style-name="P2" draw:layer="layout" svg:width="23.706cm" svg:height="2.116cm" svg:x="0.847cm" svg:y="0.423cm" presentation:class="title" presentation:user-transformed="true">
          <draw:text-box>
            <text:p text:style-name="P9"><text:span text:style-name="T4">Constructors –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75">// </text:span><text:span text:style-name="T75">parameterless </text:span><text:span text:style-name="T75">ctor. </text:span><text:span text:style-name="T75"><text:line-break/></text:span><text:span text:style-name="T75">   //...</text:span><text:span text:style-name="T75"><text:line-break/></text:span><text:span text:style-name="T36">}; </text:span><text:span text:style-name="T36"><text:line-break/></text:span><text:span text:style-name="T75">//... </text:span><text:span text:style-name="T75"><text:line-break/></text:span><text:span text:style-name="T31">int</text:span><text:span text:style-name="T36"> main() { </text:span><text:span text:style-name="T36"><text:line-break/></text:span><text:span text:style-name="T36">   MyClass a; </text:span><text:span text:style-name="T75">// </text:span><text:span text:style-name="T75">parameterless </text:span><text:span text:style-name="T75">ctor called </text:span><text:span text:style-name="T75"><text:line-break/></text:span><text:span text:style-name="T75">   // …</text:span></text:p>
            <text:p text:style-name="P34"><text:span text:style-name="T75">}</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8"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35" draw:id="id35">
        <draw:frame draw:name="Rectangle 2" presentation:style-name="pr9" draw:text-style-name="P2" draw:layer="layout" svg:width="23.706cm" svg:height="2.116cm" svg:x="0.847cm" svg:y="0.423cm" presentation:class="title" presentation:user-transformed="true">
          <draw:text-box>
            <text:p text:style-name="P9"><text:span text:style-name="T49">Constructors – default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text:span><text:span text:style-name="T75">// No </text:span><text:span text:style-name="T75">ctors </text:span><text:span text:style-name="T75"><text:line-break/></text:span><text:span text:style-name="T36">}; </text:span><text:span text:style-name="T36"><text:line-break/></text:span><text:span text:style-name="T36"/></text:p>
            <text:p text:style-name="P34"><text:span text:style-name="T31">int</text:span><text:span text:style-name="T36"> main() { </text:span><text:span text:style-name="T36"><text:line-break/></text:span><text:span text:style-name="T36">  MyClass </text:span><text:span text:style-name="T36">a; </text:span><text:span text:style-name="T75">// </text:span><text:span text:style-name="T76">default</text:span><text:span text:style-name="T75"> </text:span><text:span text:style-name="T75">parameterless </text:span><text:span text:style-name="T75">ctor:</text:span></text:p>
            <text:p text:style-name="P34"><text:span text:style-name="T75"><text:s text:c="2"/></text:span><text:span text:style-name="T75">// Calls </text:span><text:span text:style-name="T75">parameterless </text:span><text:span text:style-name="T75">ctors of </text:span><text:span text:style-name="T75">members</text:span></text:p>
            <text:p text:style-name="P34"><text:span text:style-name="T77">}</text:span></text:p>
          </draw:text-box>
        </draw:frame>
        <anim:par presentation:node-type="timing-root">
          <anim:par smil:begin="id3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9"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36" draw:id="id36">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 </text:span><text:span text:style-name="T75">// no </text:span><text:span text:style-name="T75">parameterless </text:span><text:span text:style-name="T75">ctor. </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36"><text:s text:c="4"/></text:span><text:span text:style-name="T78">// </text:span><text:span text:style-name="T78">compiler </text:span><text:span text:style-name="T78">error – </text:span></text:p>
            <text:p text:style-name="P34"><text:span text:style-name="T78"><text:s text:c="3"/></text:span><text:span text:style-name="T36">MyClass </text:span><text:span text:style-name="T36">b[5]; </text:span><text:span text:style-name="T78"><text:s/>// no </text:span><text:span text:style-name="T78">parameterless </text:span><text:span text:style-name="T78">ctor. </text:span></text:p>
            <text:p text:style-name="P34"><text:span text:style-name="T77">}</text:span></text:p>
          </draw:text-box>
        </draw:frame>
        <draw:frame draw:name="Rectangle 2" presentation:style-name="pr9" draw:text-style-name="P2" draw:layer="layout" svg:width="23.706cm" svg:height="2.116cm" svg:x="0.847cm" svg:y="0.423cm" presentation:class="title" presentation:user-transformed="true">
          <draw:text-box>
            <text:p text:style-name="P9"><text:span text:style-name="T49">Constructors – no default parameterless ctor</text:span></text:p>
          </draw:text-box>
        </draw:frame>
        <anim:par presentation:node-type="timing-root">
          <anim:par smil:begin="id3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0"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1" draw:style-name="dp1" draw:master-page-name="כותרת_20_ותוכן" presentation:presentation-page-layout-name="AL2T11" xml:id="id37" draw:id="id37">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text:span><text:span text:style-name="T75"> </text:span><text:span text:style-name="T75"><text:line-break/></text:span><text:span text:style-name="T36">   MyClass() </text:span><text:span text:style-name="T36">= </text:span><text:span text:style-name="T31">default</text:span><text:span text:style-name="T36">;</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5">// </text:span><text:span text:style-name="T76">default</text:span><text:span text:style-name="T75"> </text:span><text:span text:style-name="T75">parameterless </text:span><text:span text:style-name="T75">ctor</text:span></text:p>
            <text:p text:style-name="P34"><text:span text:style-name="T77">}</text:span></text:p>
          </draw:text-box>
        </draw:frame>
        <draw:frame draw:name="Rectangle 2" presentation:style-name="pr9" draw:text-style-name="P48" draw:layer="layout" svg:width="23.706cm" svg:height="2.116cm" svg:x="0.847cm" svg:y="0.423cm" presentation:class="title" presentation:user-transformed="true">
          <draw:text-box>
            <text:p text:style-name="P9"><text:span text:style-name="T79">Constructors – explicit default parameterless ctor</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1"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2" draw:style-name="dp1" draw:master-page-name="כותרת_20_ותוכן" presentation:presentation-page-layout-name="AL2T11" xml:id="id38" draw:id="id38">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36">= </text:span><text:span text:style-name="T31">delete</text:span><text:span text:style-name="T36">; <text:s/></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8">// compiler </text:span><text:span text:style-name="T78">error – </text:span></text:p>
            <text:p text:style-name="P34"><text:span text:style-name="T78"><text:s text:c="14"/></text:span><text:span text:style-name="T78">// no </text:span><text:span text:style-name="T78">parameterless </text:span><text:span text:style-name="T78">ctor. </text:span></text:p>
            <text:p text:style-name="P34"><text:span text:style-name="T78"><text:s text:c="8"/></text:span><text:span text:style-name="T78">// </text:span><text:span text:style-name="T78">(why would </text:span><text:span text:style-name="T78">someone do </text:span><text:span text:style-name="T78">this??) <text:s text:c="3"/></text:span></text:p>
            <text:p text:style-name="P34"><text:span text:style-name="T77">}</text:span></text:p>
          </draw:text-box>
        </draw:frame>
        <draw:frame draw:name="Rectangle 2" presentation:style-name="pr9" draw:text-style-name="P49" draw:layer="layout" svg:width="23.706cm" svg:height="2.116cm" svg:x="0.847cm" svg:y="0.423cm" presentation:class="title" presentation:user-transformed="true">
          <draw:text-box>
            <text:p text:style-name="P9"><text:span text:style-name="T80">Constructors – deleted default parameterless ctor</text:span></text:p>
          </draw:text-box>
        </draw:frame>
        <anim:par presentation:node-type="timing-root">
          <anim:par smil:begin="id3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2"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Destructors" draw:style-name="dp1" draw:master-page-name="כותרת_20_ותוכן" presentation:presentation-page-layout-name="AL2T11" xml:id="id39" draw:id="id39">
        <draw:frame draw:name="Rectangle 2" presentation:style-name="pr9" draw:text-style-name="P50" draw:layer="layout" svg:width="23.706cm" svg:height="3.047cm" svg:x="0.847cm" svg:y="0.763cm" presentation:class="title" presentation:user-transformed="true">
          <draw:text-box>
            <text:p text:style-name="P9"><text:span text:style-name="T81">De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27" draw:layer="layout" svg:width="24.129cm" svg:height="15.662cm" svg:x="0.635cm" svg:y="3.048cm" presentation:class="outline" presentation:user-transformed="true">
          <draw:text-box>
            <text:p text:style-name="P51"><text:span text:style-name="T82">Goal</text:span><text:span text:style-name="T12">: Ensure </text:span><text:span text:style-name="T12">proper </text:span><text:span text:style-name="T12">“cleanup”: </text:span></text:p>
            <text:list text:style-name="L1">
              <text:list-item>
                <text:p text:style-name="P51"><text:span text:style-name="T12">Free </text:span><text:span text:style-name="T12">allocated </text:span><text:span text:style-name="T12">memory;</text:span></text:p>
              </text:list-item>
              <text:list-item>
                <text:p text:style-name="P51"><text:span text:style-name="T12">Close </text:span><text:span text:style-name="T12">opened files </text:span><text:span text:style-name="T12">or db </text:span><text:span text:style-name="T12">connections;</text:span></text:p>
              </text:list-item>
              <text:list-item>
                <text:p text:style-name="P51"><text:span text:style-name="T12">Notify </text:span><text:span text:style-name="T12">related </text:span><text:span text:style-name="T12">objects, etc.</text:span></text:p>
              </text:list-item>
            </text:list>
            <text:p text:style-name="P51"><text:span text:style-name="T12"/></text:p>
            <text:p text:style-name="P51"><text:span text:style-name="T82">Use</text:span><text:span text:style-name="T12">: Called </text:span><text:span text:style-name="T12">for:</text:span></text:p>
            <text:list text:continue-numbering="true" text:style-name="L1">
              <text:list-item>
                <text:p text:style-name="P51"><text:span text:style-name="T12">A stack </text:span><text:span text:style-name="T12">object – </text:span><text:span text:style-name="T12">when it goes </text:span><text:span text:style-name="T12">out of </text:span><text:span text:style-name="T12">scope.</text:span></text:p>
              </text:list-item>
              <text:list-item>
                <text:p text:style-name="P51"><text:span text:style-name="T12">A heap </text:span><text:span text:style-name="T12">object – </text:span><text:span text:style-name="T12">when it is </text:span><text:span text:style-name="T12">explicitly </text:span><text:span text:style-name="T12">deleted.</text:span></text:p>
              </text:list-item>
            </text:list>
          </draw:text-box>
        </draw:frame>
        <anim:par presentation:node-type="timing-root">
          <anim:par smil:begin="id3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3"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40" draw:id="id40">
        <draw:frame draw:name="Rectangle 2" presentation:style-name="pr19" draw:text-style-name="P2" draw:layer="layout" svg:width="24.129cm" svg:height="1.988cm" svg:x="0.635cm" svg:y="0.763cm" presentation:class="title" presentation:user-transformed="true">
          <draw:text-box>
            <text:p text:style-name="P9"><text:span text:style-name="T4">Destruct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27" draw:layer="layout" svg:width="13.334cm" svg:height="16.044cm" svg:x="0.635cm" svg:y="2.752cm" presentation:class="outline" presentation:user-transformed="true">
          <draw:text-box>
            <text:p text:style-name="P52"><text:span text:style-name="T83">#include</text:span><text:span text:style-name="T84"> </text:span><text:span text:style-name="T85">&lt;cstdlib&gt;</text:span><text:span text:style-name="T84"> </text:span><text:span text:style-name="T84"><text:line-break/></text:span><text:span text:style-name="T83">class</text:span><text:span text:style-name="T84"> MyClass </text:span><text:span text:style-name="T84"><text:line-break/></text:span><text:span text:style-name="T84">{ </text:span><text:span text:style-name="T84"><text:line-break/></text:span><text:span text:style-name="T83">public</text:span><text:span text:style-name="T84">: </text:span><text:span text:style-name="T84"><text:line-break/></text:span><text:span text:style-name="T84">   MyClass(); <text:s/></text:span><text:span text:style-name="T86">/</text:span><text:span text:style-name="T86">/ constructor </text:span><text:span text:style-name="T84"><text:line-break/></text:span><text:span text:style-name="T84">   ~MyClass(); </text:span><text:span text:style-name="T86">/</text:span><text:span text:style-name="T86">/ destructor </text:span><text:span text:style-name="T86"><text:line-break/></text:span><text:span text:style-name="T83">private</text:span><text:span text:style-name="T84">: </text:span><text:span text:style-name="T84"><text:line-break/></text:span><text:span text:style-name="T84">   </text:span><text:span text:style-name="T83">char</text:span><text:span text:style-name="T84">* _mem; </text:span><text:span text:style-name="T84"><text:line-break/></text:span><text:span text:style-name="T84">}; </text:span><text:span text:style-name="T84"><text:line-break/></text:span><text:span text:style-name="T84">MyClass::MyClass</text:span><text:span text:style-name="T84">() </text:span><text:span text:style-name="T84"><text:line-break/></text:span><text:span text:style-name="T84">{ </text:span><text:span text:style-name="T84"><text:line-break/></text:span><text:span text:style-name="T84">   _mem = new </text:span><text:span text:style-name="T84">char[</text:span><text:span text:style-name="T87">1000]</text:span><text:span text:style-name="T84">; </text:span><text:span text:style-name="T84"><text:line-break/></text:span><text:span text:style-name="T84">} </text:span><text:span text:style-name="T84"><text:line-break/></text:span><text:span text:style-name="T84">MyClass::~MyClas</text:span><text:span text:style-name="T84">s() </text:span><text:span text:style-name="T84"><text:line-break/></text:span><text:span text:style-name="T84">{ </text:span><text:span text:style-name="T84"><text:line-break/></text:span><text:span text:style-name="T84"> <text:s text:c="2"/>delete[] </text:span><text:span text:style-name="T84">_mem;</text:span><text:span text:style-name="T84"><text:line-break/></text:span><text:span text:style-name="T84">} </text:span></text:p>
          </draw:text-box>
        </draw:frame>
        <draw:frame draw:name="Rectangle 4" presentation:style-name="pr22" draw:text-style-name="P27" draw:layer="layout" svg:width="9.312cm" svg:height="15.451cm" svg:x="15.452cm" svg:y="2.752cm" presentation:class="outline" presentation:user-transformed="true">
          <draw:text-box>
            <text:p xml:id="id41" text:id="id41" text:style-name="P34"><text:span text:style-name="T88">int</text:span><text:span text:style-name="T89"> main() </text:span><text:span text:style-name="T89"><text:line-break/></text:span><text:span text:style-name="T89">{ </text:span><text:span text:style-name="T89"><text:line-break/></text:span><text:span text:style-name="T89">   MyClass a; </text:span><text:span text:style-name="T89"><text:line-break/></text:span><text:span text:style-name="T89">   </text:span><text:span text:style-name="T88">if</text:span><text:span text:style-name="T89">( ... ) </text:span><text:span text:style-name="T89"><text:line-break/></text:span><text:span text:style-name="T89">   { </text:span><text:span text:style-name="T89"><text:line-break/></text:span><text:span text:style-name="T89">      MyClass b; </text:span><text:span text:style-name="T89"><text:line-break/></text:span><text:span text:style-name="T89">       </text:span><text:span text:style-name="T89"><text:line-break/></text:span><text:span text:style-name="T89">   } </text:span><text:span text:style-name="T89"><text:line-break/></text:span><text:span text:style-name="T89">    </text:span><text:span text:style-name="T89"><text:line-break/></text:span><text:span text:style-name="T89">} </text:span></text:p>
          </draw:text-box>
        </draw:frame>
        <draw:custom-shape draw:name="AutoShape 5" draw:style-name="gr15" draw:text-style-name="P53" xml:id="id44" draw:id="id44" draw:layer="layout" svg:width="0.859cm" svg:height="0.674cm" svg:x="14.817cm" svg:y="12.449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16" draw:text-style-name="P54" xml:id="id45" draw:id="id45" draw:layer="layout" svg:width="0.859cm" svg:height="0.674cm" svg:x="14.817cm" svg:y="15.2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16" draw:text-style-name="P54" xml:id="id42" draw:id="id42" draw:layer="layout" svg:width="0.859cm" svg:height="0.674cm" svg:x="14.817cm" svg:y="5.927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15" draw:text-style-name="P53" xml:id="id43" draw:id="id43" draw:layer="layout" svg:width="0.859cm" svg:height="0.674cm" svg:x="14.817cm" svg:y="9.948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17" draw:text-style-name="P15" draw:layer="layout" svg:x1="14.605cm" svg:y1="3.175cm" svg:x2="14.64cm" svg:y2="17.877cm">
          <text:p/>
        </draw:line>
        <anim:par presentation:node-type="timing-root">
          <anim:par smil:begin="id4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xit" presentation:preset-id="ooo-exit-disappear">
                  <anim:set smil:begin="0s" smil:dur="0.001s" smil:fill="hold" smil:targetElement="id4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xit" presentation:preset-id="ooo-exit-disappear">
                  <anim:set smil:begin="0s" smil:dur="0.001s" smil:fill="hold" smil:targetElement="id4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xit" presentation:preset-id="ooo-exit-disappear">
                  <anim:set smil:begin="0s" smil:dur="0.001s" smil:fill="hold" smil:targetElement="id44" smil:attributeName="visibility" smil:to="hidden"/>
                </anim:par>
              </anim:par>
            </anim:par>
          </anim:seq>
        </anim:par>
        <presentation:notes draw:style-name="dp4">
          <draw:page-thumbnail draw:style-name="gr7" draw:layer="layout" svg:width="14.212cm" svg:height="10.659cm" svg:x="2.753cm" svg:y="2.16cm" draw:page-number="24" presentation:class="page"/>
          <draw:frame presentation:style-name="pr23" draw:text-style-name="P39" draw:layer="layout" svg:width="15.775cm" svg:height="12.792cm" svg:x="1.972cm" svg:y="13.503cm" presentation:class="notes" presentation:placeholder="true">
            <draw:text-box/>
          </draw:frame>
        </presentation:notes>
      </draw:page>
      <draw:page draw:name="page25" draw:style-name="dp1" draw:master-page-name="שני_20_תכנים" presentation:presentation-page-layout-name="AL3T3" xml:id="id46" draw:id="id46">
        <draw:frame draw:name="Rectangle 2" presentation:style-name="pr19" draw:text-style-name="P2" draw:layer="layout" svg:width="24.129cm" svg:height="1.988cm" svg:x="0.635cm" svg:y="0.763cm" presentation:class="title" presentation:user-transformed="true">
          <draw:text-box>
            <text:p text:style-name="P9"><text:span text:style-name="T4">Destructors – common err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8" draw:text-style-name="P42" draw:layer="layout" svg:width="22.098cm" svg:height="6.581cm" svg:x="1.27cm" svg:y="3.81cm">
          <draw:text-box>
            <text:p><text:span text:style-name="T61">1. Forgetting to write a destructor. </text:span></text:p>
            <text:p><text:span text:style-name="T61"><text:s text:c="4"/></text:span><text:span text:style-name="T61">Might cause a memory leak.</text:span></text:p>
            <text:p><text:span text:style-name="T61"/></text:p>
            <text:p><text:span text:style-name="T61">2. Calling a destructor twice.</text:span></text:p>
            <text:p><text:span text:style-name="T61"><text:s text:c="4"/></text:span><text:span text:style-name="T61">Possible reason - shallow copy.</text:span></text:p>
          </draw:text-box>
        </draw:frame>
        <anim:par presentation:node-type="timing-root">
          <anim:par smil:begin="id4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5" presentation:class="page"/>
          <draw:frame presentation:style-name="pr23" draw:text-style-name="P39" draw:layer="layout" svg:width="15.775cm" svg:height="12.792cm" svg:x="1.972cm" svg:y="13.503cm" presentation:class="notes" presentation:placeholder="true">
            <draw:text-box/>
          </draw:frame>
        </presentation:notes>
      </draw:page>
      <draw:page draw:name="C Interface" draw:style-name="dp5" draw:master-page-name="כותרת_20_ותוכן_5f_" presentation:presentation-page-layout-name="AL2T11" xml:id="id47" draw:id="id47">
        <draw:frame draw:name="כותרת 1" presentation:style-name="pr24" draw:text-style-name="P2" draw:layer="layout" svg:width="23.706cm" svg:height="1.776cm" svg:x="0.847cm" svg:y="0.763cm" presentation:class="title" presentation:user-transformed="true">
          <draw:text-box>
            <text:p text:style-name="P9"><text:span text:style-name="T4">C struct and functions</text:span></text:p>
          </draw:text-box>
        </draw:frame>
        <draw:frame draw:name="מציין מיקום של מספר שקופית 2" presentation:style-name="pr25"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6" draw:text-style-name="P27" draw:layer="layout" svg:width="23.706cm" svg:height="15.874cm" svg:x="0.847cm" svg:y="2.54cm" presentation:class="outline" presentation:user-transformed="true">
          <draw:text-box>
            <text:p text:style-name="P34"><text:span text:style-name="T44">struct</text:span><text:span text:style-name="T45"> </text:span><text:span text:style-name="T45">IntList; </text:span><text:span text:style-name="T45"><text:line-break/></text:span><text:span text:style-name="T44">typedef</text:span><text:span text:style-name="T45"> </text:span><text:span text:style-name="T44">struct</text:span><text:span text:style-name="T45"> </text:span><text:span text:style-name="T45">IntList </text:span><text:span text:style-name="T45">IntList; </text:span><text:span text:style-name="T45"><text:line-break/></text:span><text:span text:style-name="T45">IntList* </text:span><text:span text:style-name="T45">intListNew(); </text:span><text:span text:style-name="T45"><text:line-break/></text:span><text:span text:style-name="T44">void</text:span><text:span text:style-name="T45"> </text:span><text:span text:style-name="T45">intListFree( <text:s text:c="2"/></text:span><text:span text:style-name="T45"><text:s text:c="3"/>IntList* </text:span><text:span text:style-name="T45">List ); </text:span><text:span text:style-name="T45"><text:line-break/></text:span><text:span text:style-name="T44">void</text:span><text:span text:style-name="T45"> </text:span><text:span text:style-name="T45">intListPushFro</text:span><text:span text:style-name="T45">nt( IntList* </text:span><text:span text:style-name="T45">List, </text:span><text:span text:style-name="T44">int</text:span><text:span text:style-name="T45"> x); </text:span><text:span text:style-name="T45"><text:line-break/></text:span><text:span text:style-name="T44">void</text:span><text:span text:style-name="T45"> </text:span><text:span text:style-name="T45">intListPushBac</text:span><text:span text:style-name="T45">k( <text:s/>IntList* </text:span><text:span text:style-name="T45">List, </text:span><text:span text:style-name="T44">int</text:span><text:span text:style-name="T45"> x); </text:span><text:span text:style-name="T45"><text:line-break/></text:span><text:span text:style-name="T44">int </text:span><text:span text:style-name="T45"><text:s/></text:span><text:span text:style-name="T45">intListPopFron</text:span><text:span text:style-name="T45">t( <text:s/>IntList* </text:span><text:span text:style-name="T45">List ); </text:span><text:span text:style-name="T45"><text:line-break/></text:span><text:span text:style-name="T44">int</text:span><text:span text:style-name="T45"> <text:s/></text:span><text:span text:style-name="T45">intListPopBack</text:span><text:span text:style-name="T45">( <text:s text:c="2"/>IntList* </text:span><text:span text:style-name="T45">List ); </text:span><text:span text:style-name="T45"><text:line-break/></text:span><text:span text:style-name="T44">int</text:span><text:span text:style-name="T45"> <text:s/></text:span><text:span text:style-name="T45">intListIsEmpty</text:span><text:span text:style-name="T45">( <text:s text:c="2"/>IntList </text:span><text:span text:style-name="T44">const</text:span><text:span text:style-name="T45">* List); </text:span><text:span text:style-name="T90"><text:line-break/></text:span><text:span text:style-name="T90"/></text:p>
            <text:p text:style-name="P34"><text:span text:style-name="T44">typedef void</text:span><text:span text:style-name="T45"> </text:span><text:span text:style-name="T45">(*funcInt)</text:span><text:span text:style-name="T45">( </text:span><text:span text:style-name="T44">int</text:span><text:span text:style-name="T45"> x, </text:span><text:span text:style-name="T44">void</text:span><text:span text:style-name="T45">* </text:span><text:span text:style-name="T45">Data ); </text:span><text:span text:style-name="T45"><text:line-break/></text:span><text:span text:style-name="T44">void</text:span><text:span text:style-name="T45"> </text:span><text:span text:style-name="T45">intListMAPCAR( </text:span><text:span text:style-name="T45"><text:s text:c="3"/>IntList* </text:span><text:span text:style-name="T45">List,</text:span></text:p>
            <text:p text:style-name="P34"><text:span text:style-name="T45"><text:s text:c="15"/></text:span><text:span text:style-name="T45"><text:s text:c="7"/></text:span><text:span text:style-name="T45">funcInt </text:span><text:span text:style-name="T45">Func, </text:span><text:span text:style-name="T44">void</text:span><text:span text:style-name="T45">* </text:span><text:span text:style-name="T45">Data ); </text:span></text:p>
          </draw:text-box>
        </draw:frame>
        <anim:par presentation:node-type="timing-root">
          <anim:par smil:begin="id47.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6" presentation:class="page"/>
          <draw:frame draw:name="מציין מיקום של הערות 2" presentation:style-name="pr27" draw:text-style-name="P6" draw:layer="layout" svg:width="14.463cm" svg:height="12.787cm" svg:x="2.628cm" svg:y="13.507cm" presentation:class="notes" presentation:user-transformed="true">
            <draw:text-box>
              <text:p text:style-name="P36"><text:span text:style-name="T58">Prelude to slide malloc/free vs. new/delete, </text:span></text:p>
              <text:p text:style-name="P36"><text:span text:style-name="T58">BUT – also a chance to compare c style interface with c++</text:span></text:p>
            </draw:text-box>
          </draw:frame>
          <draw:frame draw:name="מציין מיקום של מספר שקופית 3" presentation:style-name="pr28"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 Class" draw:style-name="dp6" draw:master-page-name="כותרת_20_ותוכן" presentation:presentation-page-layout-name="AL2T11" xml:id="id48" draw:id="id48">
        <draw:frame draw:name="Rectangle 2" presentation:style-name="pr9" draw:text-style-name="P2" draw:layer="layout" svg:width="23.706cm" svg:height="1.776cm" svg:x="0.847cm" svg:y="0.763cm" presentation:class="title" presentation:user-transformed="true">
          <draw:text-box>
            <text:p text:style-name="P9"><text:span text:style-name="T4">C++ Clas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12.065cm" svg:height="15.662cm" svg:x="0.635cm" svg:y="2.752cm" presentation:class="outline" presentation:user-transformed="true">
          <draw:text-box>
            <text:p text:style-name="P34"><text:span text:style-name="T91">In header file:</text:span></text:p>
            <text:p text:style-name="P34"><text:span text:style-name="T44">class</text:span><text:span text:style-name="T45"> IntList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IntList(); </text:span><text:span text:style-name="T45"><text:line-break/></text:span><text:span text:style-name="T45">  ~IntList(); </text:span><text:span text:style-name="T45"><text:line-break/></text:span><text:span text:style-name="T45">  </text:span><text:span text:style-name="T44">void</text:span><text:span text:style-name="T45"> </text:span><text:span text:style-name="T45">pushFront(</text:span><text:span text:style-name="T44">int </text:span><text:span text:style-name="T45">x); </text:span><text:span text:style-name="T45"><text:line-break/></text:span><text:span text:style-name="T45">  </text:span><text:span text:style-name="T44">void</text:span><text:span text:style-name="T45"> </text:span><text:span text:style-name="T45">pushBack(</text:span><text:span text:style-name="T44">int</text:span><text:span text:style-name="T45"> </text:span><text:span text:style-name="T45">x); </text:span><text:span text:style-name="T45"><text:line-break/></text:span><text:span text:style-name="T45">  </text:span><text:span text:style-name="T44">int</text:span><text:span text:style-name="T45"> </text:span><text:span text:style-name="T45">popFront(); </text:span><text:span text:style-name="T45"><text:line-break/></text:span><text:span text:style-name="T45">  </text:span><text:span text:style-name="T44">int</text:span><text:span text:style-name="T45"> </text:span><text:span text:style-name="T45">popBack(); </text:span><text:span text:style-name="T45"><text:line-break/></text:span><text:span text:style-name="T45">  </text:span><text:span text:style-name="T44">bool</text:span><text:span text:style-name="T45"> </text:span><text:span text:style-name="T45">isEmpty() </text:span><text:span text:style-name="T44">const</text:span><text:span text:style-name="T45">; </text:span></text:p>
          </draw:text-box>
        </draw:frame>
        <draw:frame draw:style-name="gr19" draw:text-style-name="P55" draw:layer="layout" svg:width="11.022cm" svg:height="15.442cm" svg:x="13.362cm" svg:y="2.592cm">
          <draw:text-box>
            <text:p text:style-name="P34"><text:span text:style-name="T44">private</text:span><text:span text:style-name="T45">: </text:span><text:span text:style-name="T45"><text:line-break/></text:span><text:span text:style-name="T45">  </text:span><text:span text:style-name="T44">struct</text:span><text:span text:style-name="T45"> Node </text:span><text:span text:style-name="T45"><text:line-break/></text:span><text:span text:style-name="T45">  { </text:span><text:span text:style-name="T45"><text:line-break/></text:span><text:span text:style-name="T45">      </text:span><text:span text:style-name="T44">int</text:span><text:span text:style-name="T45"> value; </text:span><text:span text:style-name="T45"><text:line-break/></text:span><text:span text:style-name="T45">      Node *next; </text:span><text:span text:style-name="T45"><text:line-break/></text:span><text:span text:style-name="T45">      Node *prev; </text:span><text:span text:style-name="T45"><text:line-break/></text:span><text:span text:style-name="T45">  }; </text:span><text:span text:style-name="T45"><text:line-break/></text:span><text:span text:style-name="T45">  Node* m_start; </text:span><text:span text:style-name="T45"><text:line-break/></text:span><text:span text:style-name="T45">  Node* m_end; </text:span><text:span text:style-name="T45"><text:line-break/></text:span><text:span text:style-name="T45">}; </text:span><text:span text:style-name="T45"><text:line-break/></text:span><text:span text:style-name="T45"/></text:p>
            <text:p text:style-name="P34"><text:span text:style-name="T45"><text:line-break/></text:span><text:span text:style-name="T45"/></text:p>
          </draw:text-box>
        </draw:frame>
        <anim:par presentation:node-type="timing-root">
          <anim:par smil:begin="id4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PROS and CONS:</text:span></text:p>
              <text:p text:style-name="P36"><text:span text:style-name="T58">More structured, "OO"</text:span></text:p>
              <text:p text:style-name="P36"><text:span text:style-name="T58">Reveals the private implementation!!!!</text:span></text:p>
              <text:p text:style-name="P36"><text:span text:style-name="T58">It is protected from change, but if you want to change the implementation you must change the header file.</text:span></text:p>
              <text:p text:style-name="P36"><text:span text:style-name="T58"/></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es &amp; Memory allocation" draw:style-name="dp6" draw:master-page-name="שני_20_תכנים" presentation:presentation-page-layout-name="AL3T3" xml:id="id49" draw:id="id49">
        <draw:frame draw:name="Rectangle 2" presentation:style-name="pr19" draw:text-style-name="P2" draw:layer="layout" svg:width="24.129cm" svg:height="1.988cm" svg:x="0.635cm" svg:y="0.763cm" presentation:class="title" presentation:user-transformed="true">
          <draw:text-box>
            <text:p text:style-name="P9"><text:span text:style-name="T4">Classes &amp; Memory allocation</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2" draw:text-style-name="P27" draw:layer="layout" svg:width="24.129cm" svg:height="15.662cm" svg:x="0.635cm" svg:y="2.752cm" presentation:class="outline" presentation:user-transformed="true">
          <draw:text-box>
            <text:p text:style-name="P25"><text:span text:style-name="T92">Consider this C+</text:span><text:span text:style-name="T92">+ code</text:span></text:p>
            <text:p text:style-name="P25"><text:span text:style-name="T92"/></text:p>
            <text:p text:style-name="P34"><text:span text:style-name="T93">main() </text:span><text:span text:style-name="T93"><text:line-break/></text:span><text:span text:style-name="T93">{ </text:span><text:span text:style-name="T93"><text:line-break/></text:span><text:span text:style-name="T93">   IntList </text:span><text:span text:style-name="T93">L; </text:span><text:span text:style-name="T93"><text:line-break/></text:span><text:span text:style-name="T93">   … </text:span><text:span text:style-name="T93"><text:line-break/></text:span><text:span text:style-name="T93">} </text:span><text:span text:style-name="T89"><text:line-break/></text:span><text:span text:style-name="T89"/></text:p>
            <text:p text:style-name="P25"><text:span text:style-name="T92">What is the </text:span><text:span text:style-name="T92">difference?</text:span></text:p>
          </draw:text-box>
        </draw:frame>
        <draw:frame draw:name="Rectangle 4" presentation:style-name="pr21" draw:text-style-name="P27" draw:layer="layout" svg:width="11.684cm" svg:height="15.662cm" svg:x="13.208cm" svg:y="2.88cm" presentation:class="outline" presentation:user-transformed="true">
          <draw:text-box>
            <text:p text:style-name="P25"><text:span text:style-name="T94">Compare to C </text:span><text:span text:style-name="T94">style:</text:span></text:p>
            <text:p text:style-name="P34"><text:span text:style-name="T36">main() </text:span><text:span text:style-name="T36"><text:line-break/></text:span><text:span text:style-name="T36">{ </text:span><text:span text:style-name="T36"><text:line-break/></text:span><text:span text:style-name="T36">   IntList* L </text:span><text:span text:style-name="T36">= <text:s text:c="2"/></text:span></text:p>
            <text:p text:style-name="P34"><text:span text:style-name="T36"><text:s text:c="3"/></text:span><text:span text:style-name="T36">intListNew()</text:span></text:p>
            <text:p text:style-name="P34"><text:span text:style-name="T36"><text:s text:c="3"/>…</text:span></text:p>
            <text:p text:style-name="P34"><text:span text:style-name="T36"><text:s text:c="3"/></text:span><text:span text:style-name="T36">intListFree(L</text:span><text:span text:style-name="T36">)</text:span><text:span text:style-name="T36"><text:line-break/></text:span><text:span text:style-name="T36">} </text:span><text:span text:style-name="T36"><text:line-break/></text:span><text:span text:style-name="T45"><text:line-break/></text:span><text:span text:style-name="T45"/></text:p>
            <text:p text:style-name="P34"><text:span text:style-name="T45"><text:line-break/></text:span><text:span text:style-name="T45"/></text:p>
          </draw:text-box>
        </draw:frame>
        <anim:par presentation:node-type="timing-root">
          <anim:par smil:begin="id4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8" presentation:class="page"/>
          <draw:frame presentation:style-name="pr23" draw:text-style-name="P39"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50" draw:id="id50">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5">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34"><text:span text:style-name="T93">IntList* L = (IntList*)malloc(</text:span><text:span text:style-name="T96">sizeof</text:span><text:span text:style-name="T93">(IntList)); </text:span></text:p>
            <text:p text:style-name="P34"><text:span text:style-name="T12">Does not call constructor!</text:span></text:p>
            <text:p text:style-name="P25"><text:span text:style-name="T12">Internal data members are not initialized</text:span></text:p>
            <text:p text:style-name="P25"><text:span text:style-name="T12"/></text:p>
            <text:p xml:id="id51" text:id="id51" text:style-name="P34"><text:span text:style-name="T93">free(L); </text:span><text:span text:style-name="T93"><text:line-break/></text:span><text:span text:style-name="T12">Does not call destructor!</text:span></text:p>
            <text:p xml:id="id52" text:id="id52" text:style-name="P25"><text:span text:style-name="T12">Internal data members are not freed</text:span></text:p>
            <text:p text:style-name="P25"><text:span text:style-name="T12"/></text:p>
            <text:p text:style-name="P25"><text:span text:style-name="T12"/></text:p>
          </draw:text-box>
        </draw:frame>
        <anim:par presentation:node-type="timing-root">
          <anim:par smil:begin="id50.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2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What should we do? </text:span></text:p>
              <text:p text:style-name="P36"><text:span text:style-name="T58">createObj and freeObj function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delete" draw:style-name="dp1" draw:master-page-name="כותרת_20_ותוכן" presentation:presentation-page-layout-name="AL2T11" xml:id="id53" draw:id="id53">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7">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25"><text:span text:style-name="T12">Special </text:span><text:span text:style-name="T12">operators:</text:span></text:p>
            <text:p text:style-name="P25"><text:span text:style-name="T12"/></text:p>
            <text:p text:style-name="P34"><text:span text:style-name="T93">IntList *L </text:span><text:span text:style-name="T93">= </text:span><text:span text:style-name="T96">new</text:span><text:span text:style-name="T93"> </text:span><text:span text:style-name="T93">IntList; </text:span></text:p>
            <text:list text:style-name="L6">
              <text:list-item>
                <text:p text:style-name="P34"><text:span text:style-name="T12">Allocate </text:span><text:span text:style-name="T12">memory</text:span></text:p>
              </text:list-item>
              <text:list-item>
                <text:p text:style-name="P34"><text:span text:style-name="T12">Call </text:span><text:span text:style-name="T12">constructor</text:span></text:p>
              </text:list-item>
            </text:list>
            <text:p text:style-name="P25"><text:span text:style-name="T12"/></text:p>
            <text:p text:style-name="P34"><text:span text:style-name="T96">delete</text:span><text:span text:style-name="T93"> L;</text:span></text:p>
            <text:list text:style-name="L7">
              <text:list-item>
                <text:p text:style-name="P34"><text:span text:style-name="T98"><text:s/></text:span><text:span text:style-name="T98">Call </text:span><text:span text:style-name="T98">destructor</text:span></text:p>
              </text:list-item>
              <text:list-item>
                <text:p text:style-name="P25"><text:span text:style-name="T98"><text:s/></text:span><text:span text:style-name="T98">Free </text:span><text:span text:style-name="T98">memory</text:span></text:p>
              </text:list-item>
            </text:list>
            <text:p text:style-name="P25"><text:span text:style-name="T12"/></text:p>
            <text:p text:style-name="P25"><text:span text:style-name="T12"/></text:p>
          </draw:text-box>
        </draw:frame>
        <anim:par presentation:node-type="timing-root">
          <anim:par smil:begin="id5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0" presentation:class="page"/>
          <draw:frame presentation:style-name="pr8" draw:text-style-name="P39"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54" draw:id="id54">
        <draw:frame draw:name="Rectangle 2" presentation:style-name="pr9" draw:text-style-name="P2" draw:layer="layout" svg:width="23.706cm" svg:height="1.776cm" svg:x="0.847cm" svg:y="0.763cm" presentation:class="title" presentation:user-transformed="true">
          <draw:text-box>
            <text:p text:style-name="P9"><text:span text:style-name="T4">new </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5.376cm" svg:x="0.635cm" svg:y="4.784cm" presentation:class="outline" presentation:user-transformed="true">
          <draw:text-box>
            <text:p text:style-name="P25"><text:span text:style-name="T12">Can be used </text:span><text:span text:style-name="T12">with any type:</text:span></text:p>
            <text:p text:style-name="P34"><text:span text:style-name="T96">int</text:span><text:span text:style-name="T93"> *i = </text:span><text:span text:style-name="T96">new</text:span><text:span text:style-name="T93"> </text:span><text:span text:style-name="T96">int</text:span><text:span text:style-name="T93">; </text:span><text:span text:style-name="T93"><text:line-break/></text:span><text:span text:style-name="T96">char</text:span><text:span text:style-name="T93"> **p = </text:span><text:span text:style-name="T96">new</text:span><text:span text:style-name="T93"> (</text:span><text:span text:style-name="T96">char</text:span><text:span text:style-name="T93"> </text:span><text:span text:style-name="T93">*); </text:span></text:p>
          </draw:text-box>
        </draw:frame>
        <anim:par presentation:node-type="timing-root">
          <anim:par smil:begin="id54.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3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Replacing – the global operator new() isn't overloaded but special behavior – user defined function will replace (effectively hide) the pre defined. By standard, each c++ implementation should provide a global operator new() function that can be replaced.</text:span></text:p>
              <text:p text:style-name="P36"><text:span text:style-name="T58">Overloaded – inside a specific class you can overload the operator for that clas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Constructors" draw:style-name="dp1" draw:master-page-name="כותרת_20_ותוכן" presentation:presentation-page-layout-name="AL2T11" xml:id="id55" draw:id="id55">
        <draw:frame draw:name="Rectangle 2" presentation:style-name="pr9" draw:text-style-name="P2" draw:layer="layout" svg:width="23.706cm" svg:height="1.776cm" svg:x="0.847cm" svg:y="0.763cm" presentation:class="title" presentation:user-transformed="true">
          <draw:text-box>
            <text:p text:style-name="P9"><text:span text:style-name="T4">New &amp; Con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span text:style-name="T45"><text:line-break/></text:span><text:span text:style-name="T45"><text:line-break/></text:span><text:span text:style-name="T45">MyClass* a; </text:span><text:span text:style-name="T45"><text:line-break/></text:span><text:span text:style-name="T45">a = </text:span><text:span text:style-name="T44">new</text:span><text:span text:style-name="T45"> </text:span><text:span text:style-name="T45">MyClass; </text:span><text:span text:style-name="T72">// </text:span><text:span text:style-name="T72">Calls </text:span><text:span text:style-name="T72"><text:line-break/></text:span><text:span text:style-name="T45">a = </text:span><text:span text:style-name="T44">new</text:span><text:span text:style-name="T45"> </text:span><text:span text:style-name="T45">MyClass </text:span><text:span text:style-name="T45">{</text:span><text:span text:style-name="T73">5</text:span><text:span text:style-name="T99">}</text:span><text:span text:style-name="T45">; </text:span><text:span text:style-name="T72">// Calls </text:span><text:span text:style-name="T72"><text:line-break/></text:span><text:span text:style-name="T45">a = </text:span><text:span text:style-name="T44">new</text:span><text:span text:style-name="T45"> </text:span><text:span text:style-name="T45">MyClass { </text:span><text:span text:style-name="T73">1.0</text:span><text:span text:style-name="T45">, </text:span><text:span text:style-name="T73">0.0</text:span><text:span text:style-name="T45"> }; </text:span><text:span text:style-name="T72">// </text:span><text:span text:style-name="T72">Calls </text:span><text:span text:style-name="T72"><text:line-break/></text:span><text:span text:style-name="T45"><text:line-break/></text:span><text:span text:style-name="T45"/></text:p>
            <text:p text:style-name="P34"><text:span text:style-name="T45"><text:line-break/></text:span><text:span text:style-name="T45"/></text:p>
          </draw:text-box>
        </draw:frame>
        <draw:custom-shape draw:name="Oval 4" draw:style-name="gr14" draw:text-style-name="P15" draw:layer="layout" svg:width="0.978cm" svg:height="0.978cm" svg:x="1.094cm" svg:y="6.491cm">
          <text:p text:style-name="P56"><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1.116cm" svg:y="7.624cm">
          <text:p text:style-name="P56"><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1.138cm" svg:y="8.758cm">
          <text:p text:style-name="P56"><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4" draw:text-style-name="P15" draw:layer="layout" svg:width="0.978cm" svg:height="0.978cm" svg:x="13.335cm" svg:y="14.817cm">
          <text:p text:style-name="P56"><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 draw:text-style-name="P15" draw:layer="layout" svg:width="0.978cm" svg:height="0.978cm" svg:x="14.393cm" svg:y="16.166cm">
          <text:p text:style-name="P56"><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4" draw:text-style-name="P15" draw:layer="layout" svg:width="0.978cm" svg:height="0.978cm" svg:x="18.627cm" svg:y="17.436cm">
          <text:p text:style-name="P56"><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5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2" presentation:class="page"/>
          <draw:frame presentation:style-name="pr8" draw:text-style-name="P39"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56" draw:id="id56">
        <draw:frame draw:name="Rectangle 2" presentation:style-name="pr9" draw:text-style-name="P2" draw:layer="layout" svg:width="23.706cm" svg:height="1.776cm" svg:x="0.847cm" svg:y="0.254cm" presentation:class="title" presentation:user-transformed="true">
          <draw:text-box>
            <text:p text:style-name="P9"><text:span text:style-name="T4">New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118cm" presentation:class="outline" presentation:user-transformed="true">
          <draw:text-box>
            <text:p text:style-name="P25"><text:span text:style-name="T12">To allocate </text:span><text:span text:style-name="T12">arrays, use</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0">10</text:span><text:span text:style-name="T93">]; </text:span><text:span text:style-name="T75">//</text:span><text:span text:style-name="T75">array of 10 </text:span><text:span text:style-name="T75">ints</text:span><text:span text:style-name="T101"><text:line-break/></text:span><text:span text:style-name="T96">size_t</text:span><text:span text:style-name="T93"> n = </text:span><text:span text:style-name="T100">4</text:span><text:span text:style-name="T93">;</text:span></text:p>
            <text:p text:style-name="P34"><text:span text:style-name="T93">IntList *b </text:span><text:span text:style-name="T93">= </text:span><text:span text:style-name="T96">new</text:span><text:span text:style-name="T93"> </text:span><text:span text:style-name="T93">IntList[n]; </text:span><text:span text:style-name="T93"><text:line-break/></text:span><text:span text:style-name="T93"> <text:s text:c="11"/></text:span><text:span text:style-name="T93"><text:s/></text:span><text:span text:style-name="T101">// array </text:span><text:span text:style-name="T101">of n </text:span><text:span text:style-name="T101">IntLists </text:span><text:span text:style-name="T101"><text:line-break/></text:span><text:span text:style-name="T12">Objects in </text:span><text:span text:style-name="T12">allocated </text:span><text:span text:style-name="T12">array must </text:span><text:span text:style-name="T12">have a </text:span><text:span text:style-name="T12">parameterles</text:span><text:span text:style-name="T12">s constructor!</text:span></text:p>
          </draw:text-box>
        </draw:frame>
        <anim:par presentation:node-type="timing-root">
          <anim:par smil:begin="id5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3" presentation:class="page"/>
          <draw:frame presentation:style-name="pr8" draw:text-style-name="P39"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57" draw:id="id57">
        <draw:frame draw:name="Rectangle 2" presentation:style-name="pr9" draw:text-style-name="P2" draw:layer="layout" svg:width="23.706cm" svg:height="1.776cm" svg:x="0.847cm" svg:y="0.763cm" presentation:class="title" presentation:user-transformed="true">
          <draw:text-box>
            <text:p text:style-name="P9"><text:span text:style-name="T4">Delete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536cm" svg:x="0.635cm" svg:y="2.752cm" presentation:class="outline" presentation:user-transformed="true">
          <draw:text-box>
            <text:p text:style-name="P25"><text:span text:style-name="T12">Special </text:span><text:span text:style-name="T12">operation to </text:span><text:span text:style-name="T12">delete arrays</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0">10</text:span><text:span text:style-name="T93">]; </text:span><text:span text:style-name="T93"><text:line-break/></text:span><text:span text:style-name="T96">int</text:span><text:span text:style-name="T93"> *b = </text:span><text:span text:style-name="T96">new</text:span><text:span text:style-name="T93"> </text:span><text:span text:style-name="T96">int</text:span><text:span text:style-name="T93">[</text:span><text:span text:style-name="T100">10</text:span><text:span text:style-name="T93">]; </text:span><text:span text:style-name="T93"><text:line-break/></text:span><text:span text:style-name="T93"><text:line-break/></text:span><text:span text:style-name="T93">delete [] </text:span><text:span text:style-name="T93">a; </text:span><text:span text:style-name="T101">// </text:span><text:span text:style-name="T101">proper </text:span><text:span text:style-name="T101">delete </text:span><text:span text:style-name="T101">command </text:span><text:span text:style-name="T93">delete b; <text:s text:c="2"/></text:span><text:span text:style-name="T93"><text:s/></text:span><text:span text:style-name="T101">// </text:span><text:span text:style-name="T101">apparently </text:span><text:span text:style-name="T101">works, </text:span><text:span text:style-name="T101"><text:line-break/></text:span><text:span text:style-name="T101">// but may </text:span><text:span text:style-name="T101">cause </text:span><text:span text:style-name="T101">segmentatio</text:span><text:span text:style-name="T101">n fault</text:span><text:span text:style-name="T101"><text:line-break/></text:span><text:span text:style-name="T101">// or </text:span><text:span text:style-name="T101">memory leak</text:span><text:span text:style-name="T102"> </text:span><text:span text:style-name="T102">(folder 6)</text:span></text:p>
          </draw:text-box>
        </draw:frame>
        <anim:par presentation:node-type="timing-root">
          <anim:par smil:begin="id57.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4" presentation:class="page"/>
          <draw:frame presentation:style-name="pr8" draw:text-style-name="P39"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58" draw:id="id58">
        <draw:frame draw:name="Rectangle 2" presentation:style-name="pr9" draw:text-style-name="P2" draw:layer="layout" svg:width="23.706cm" svg:height="1.776cm" svg:x="0.847cm" svg:y="0.763cm" presentation:class="title" presentation:user-transformed="true">
          <draw:text-box>
            <text:p text:style-name="P9"><text:span text:style-name="T4">Allocate array of objects w/o def. con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4">MyClass </text:span><text:span text:style-name="T104">**arr = </text:span><text:span text:style-name="T103">new</text:span><text:span text:style-name="T104"> </text:span><text:span text:style-name="T104">MyClass </text:span><text:span text:style-name="T104">*[n]; </text:span><text:span text:style-name="T104"><text:line-break/></text:span><text:span text:style-name="T106">// array of </text:span><text:span text:style-name="T106">n pointers </text:span><text:span text:style-name="T106">to MyClass </text:span><text:span text:style-name="T106">(no </text:span></text:p>
            <text:p text:style-name="P25"><text:span text:style-name="T106">// cons. is </text:span><text:span text:style-name="T106">invoked) </text:span></text:p>
            <text:p text:style-name="P25"><text:span text:style-name="T106"><text:line-break/></text:span><text:span text:style-name="T103">for</text:span><text:span text:style-name="T104"> (</text:span><text:span text:style-name="T103">size_t </text:span><text:span text:style-name="T104">i=</text:span><text:span text:style-name="T105">0</text:span><text:span text:style-name="T104">; i&lt;n; +</text:span><text:span text:style-name="T104">+i) </text:span><text:span text:style-name="T104"><text:line-break/></text:span><text:span text:style-name="T104">{ </text:span><text:span text:style-name="T104"><text:line-break/></text:span><text:span text:style-name="T104">   arr[i] = </text:span><text:span text:style-name="T103">new</text:span><text:span text:style-name="T104"> MyClass </text:span><text:span text:style-name="T104">(i); </text:span><text:span text:style-name="T104"><text:line-break/></text:span><text:span text:style-name="T104">   </text:span><text:span text:style-name="T106">// each </text:span><text:span text:style-name="T106">pointer </text:span><text:span text:style-name="T106">points to a </text:span><text:span text:style-name="T106">MyClass </text:span></text:p>
            <text:p text:style-name="P25"><text:span text:style-name="T106"><text:s text:c="3"/></text:span><text:span text:style-name="T106">// object </text:span><text:span text:style-name="T106">allocated on </text:span><text:span text:style-name="T106">the heap, </text:span><text:span text:style-name="T106">and </text:span></text:p>
            <text:p text:style-name="P25"><text:span text:style-name="T106"><text:s text:c="3"/></text:span><text:span text:style-name="T106">// the </text:span><text:span text:style-name="T106">cons. is </text:span><text:span text:style-name="T106">invoked. </text:span><text:span text:style-name="T106"><text:line-break/></text:span><text:span text:style-name="T104">} </text:span></text:p>
          </draw:text-box>
        </draw:frame>
        <anim:par presentation:node-type="timing-root">
          <anim:par smil:begin="id58.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5" presentation:class="page"/>
          <draw:frame presentation:style-name="pr8" draw:text-style-name="P39"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59" draw:id="id59">
        <draw:frame draw:name="Rectangle 2" presentation:style-name="pr5" draw:text-style-name="P2" draw:layer="layout" svg:width="23.706cm" svg:height="2.199cm" svg:x="0.847cm" svg:y="1.058cm" presentation:class="title" presentation:user-transformed="true">
          <draw:text-box>
            <text:p text:style-name="P9"><text:span text:style-name="T49">Free an allocated array of pointers to object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5.874cm" svg:x="0.847cm" svg:y="3.175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3">for</text:span><text:span text:style-name="T104"> (</text:span><text:span text:style-name="T103">size_t </text:span><text:span text:style-name="T104">i=</text:span><text:span text:style-name="T105">0</text:span><text:span text:style-name="T104">; i&lt;n; +</text:span><text:span text:style-name="T104">+i) </text:span><text:span text:style-name="T104"><text:line-break/></text:span><text:span text:style-name="T104">{ </text:span><text:span text:style-name="T104"><text:line-break/></text:span><text:span text:style-name="T104">   delete </text:span><text:span text:style-name="T104">(arr[i]); </text:span><text:span text:style-name="T104"><text:line-break/></text:span><text:span text:style-name="T104">   </text:span><text:span text:style-name="T106">// </text:span><text:span text:style-name="T106">invoked the </text:span><text:span text:style-name="T106">dest. of </text:span><text:span text:style-name="T106">each MyClass </text:span></text:p>
            <text:p text:style-name="P25"><text:span text:style-name="T106"><text:s text:c="3"/></text:span><text:span text:style-name="T106">// object </text:span><text:span text:style-name="T106">allocated on </text:span><text:span text:style-name="T106">the heap, </text:span><text:span text:style-name="T106">and </text:span></text:p>
            <text:p text:style-name="P25"><text:span text:style-name="T106"><text:s text:c="3"/></text:span><text:span text:style-name="T106">// free </text:span><text:span text:style-name="T106">the memory. </text:span><text:span text:style-name="T106"><text:line-break/></text:span><text:span text:style-name="T104">} </text:span><text:span text:style-name="T104"><text:line-break/></text:span><text:span text:style-name="T104">delete [] </text:span><text:span text:style-name="T104">arr; </text:span><text:span text:style-name="T104"><text:line-break/></text:span><text:span text:style-name="T106">// free the </text:span><text:span text:style-name="T106">memory </text:span><text:span text:style-name="T106">allocated </text:span><text:span text:style-name="T106">for the </text:span></text:p>
            <text:p text:style-name="P25"><text:span text:style-name="T106">// array of </text:span><text:span text:style-name="T106">pointers. No </text:span><text:span text:style-name="T106">dest. is </text:span><text:span text:style-name="T106">invoked </text:span></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6" presentation:class="page"/>
          <draw:frame presentation:style-name="pr8" draw:text-style-name="P39" draw:layer="layout" svg:width="15.775cm" svg:height="12.792cm" svg:x="1.972cm" svg:y="13.503cm" presentation:class="notes" presentation:placeholder="true">
            <draw:text-box/>
          </draw:frame>
        </presentation:notes>
      </draw:page>
      <draw:page draw:name="page37" draw:style-name="dp1" draw:master-page-name="כותרת_20_ותוכן" presentation:presentation-page-layout-name="AL2T11" xml:id="id60" draw:id="id60">
        <draw:frame draw:name="Rectangle 2" presentation:style-name="pr5" draw:text-style-name="P2" draw:layer="layout" svg:width="23.706cm" svg:height="2.199cm" svg:x="0.762cm" svg:y="0.976cm" presentation:class="title" presentation:user-transformed="true">
          <draw:text-box>
            <text:p text:style-name="P9"><text:span text:style-name="T49">RAII – Resource Acquisition Is Initializatio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57" draw:layer="layout" svg:width="23.706cm" svg:height="15.874cm" svg:x="0.847cm" svg:y="3.175cm" presentation:class="outline" presentation:user-transformed="true">
          <draw:text-box>
            <text:p><text:span text:style-name="T107">A class that </text:span><text:span text:style-name="T107">uses </text:span><text:span text:style-name="T107">resources </text:span><text:span text:style-name="T108">(file, </text:span><text:span text:style-name="T108">memory, </text:span><text:span text:style-name="T108">database, </text:span><text:span text:style-name="T108">locks …)</text:span><text:span text:style-name="T107"> </text:span><text:span text:style-name="T107">should:</text:span></text:p>
            <text:list text:style-name="L4">
              <text:list-item>
                <text:p><text:span text:style-name="T109">Acquire </text:span><text:span text:style-name="T109">them in </text:span><text:span text:style-name="T109">the </text:span><text:span text:style-name="T109">constructo</text:span><text:span text:style-name="T109">r.</text:span></text:p>
              </text:list-item>
              <text:list-item>
                <text:p><text:span text:style-name="T110">Release </text:span><text:span text:style-name="T110">them in </text:span><text:span text:style-name="T110">the </text:span><text:span text:style-name="T110">destructor.</text:span></text:p>
              </text:list-item>
            </text:list>
          </draw:text-box>
        </draw:frame>
        <anim:par presentation:node-type="timing-root">
          <anim:par smil:begin="id60.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7" presentation:class="page"/>
          <draw:frame presentation:style-name="pr8" draw:text-style-name="P39"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3-20">20/3/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text:span><text:span text:style-name="MT4">כדי </text:span><text:span text:style-name="MT4">לערוך </text:span><text:span text:style-name="MT4">סגנון </text:span><text:span text:style-name="MT4">כותר</text:span><text:span text:style-name="MT4">ת של </text:span><text:span text:style-name="MT4">תבני</text:span><text:span text:style-name="MT4">ת </text:span><text:span text:style-name="MT4">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office:forms form:automatic-focus="false" form:apply-design-mode="false"/>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text:span><text:span text:style-name="MT5">כדי </text:span><text:span text:style-name="MT5">לערוך </text:span><text:span text:style-name="MT5">סגנון </text:span><text:span text:style-name="MT5">כותר</text:span><text:span text:style-name="MT5">ת של </text:span><text:span text:style-name="MT5">תבני</text:span><text:span text:style-name="MT5">ת </text:span><text:span text:style-name="MT5">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text:span><text:span text:style-name="MT5">כדי </text:span><text:span text:style-name="MT5">לערוך </text:span><text:span text:style-name="MT5">סגנון </text:span><text:span text:style-name="MT5">כותר</text:span><text:span text:style-name="MT5">ת של </text:span><text:span text:style-name="MT5">תבני</text:span><text:span text:style-name="MT5">ת </text:span><text:span text:style-name="MT5">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3-20">20/3/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text:span><text:span text:style-name="MT5">כדי </text:span><text:span text:style-name="MT5">לערוך </text:span><text:span text:style-name="MT5">סגנון </text:span><text:span text:style-name="MT5">כותר</text:span><text:span text:style-name="MT5">ת של </text:span><text:span text:style-name="MT5">תבני</text:span><text:span text:style-name="MT5">ת </text:span><text:span text:style-name="MT5">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תבנית </text:span><text:span text:style-name="MT6">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text:span><text:span text:style-name="MT5">לערוך סגנון </text:span><text:span text:style-name="MT5">כותרת של </text:span><text:span text:style-name="MT5">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74</meta:editing-cycles>
    <meta:print-date>1999-11-04T13:06:28</meta:print-date>
    <meta:creation-date>1999-10-10T10:49:40</meta:creation-date>
    <dc:date>2018-03-20T15:49:01.966191748</dc:date>
    <meta:editing-duration>P27DT14H33S</meta:editing-duration>
    <meta:generator>LibreOffice/5.1.6.2$Linux_X86_64 LibreOffice_project/10m0$Build-2</meta:generator>
    <meta:document-statistic meta:object-count="32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